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color="#0000ff"/>
    </style:style>
    <style:style style:name="P7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7" style:family="paragraph" style:parent-style-name="Text_20_body">
      <style:paragraph-properties fo:margin-left="0in" fo:margin-right="0in" fo:text-align="end" style:justify-single-word="false" fo:text-indent="0.1965in" style:auto-text-indent="false"/>
    </style:style>
    <style:style style:name="P88"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0" style:family="paragraph" style:parent-style-name="Standard">
      <style:paragraph-properties fo:margin-left="0in" fo:margin-right="0in" fo:text-align="justify" style:justify-single-word="false" fo:text-indent="0.1965in" style:auto-text-indent="false"/>
    </style:style>
    <style:style style:name="P91" style:family="paragraph" style:parent-style-name="Standard">
      <style:paragraph-properties fo:margin-left="0in" fo:margin-right="0in" fo:text-align="justify" style:justify-single-word="false" fo:text-indent="0.1965in" style:auto-text-indent="false"/>
      <style:text-properties fo:language="ru" fo:country="RU"/>
    </style:style>
    <style:style style:name="P92"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color="#800000"/>
    </style:style>
    <style:style style:name="P122" style:family="paragraph" style:parent-style-name="First_20_line_20_indent">
      <style:text-properties fo:language="ru" fo:country="RU"/>
    </style:style>
    <style:style style:name="P123" style:family="paragraph" style:parent-style-name="First_20_line_20_indent">
      <style:paragraph-properties fo:text-align="justify" style:justify-single-word="false"/>
      <style:text-properties fo:language="ru" fo:country="RU"/>
    </style:style>
    <style:style style:name="P124" style:family="paragraph" style:parent-style-name="First_20_line_20_indent">
      <style:text-properties fo:font-size="15pt" fo:language="ru" fo:country="RU" style:font-size-asian="15pt" style:font-size-complex="15pt"/>
    </style:style>
    <style:style style:name="P125" style:family="paragraph" style:parent-style-name="First_20_line_20_indent">
      <style:text-properties fo:font-size="12pt" fo:language="ru" fo:country="RU" style:font-size-asian="12pt" style:font-size-complex="12pt"/>
    </style:style>
    <style:style style:name="P126" style:family="paragraph" style:parent-style-name="First_20_line_20_indent">
      <style:paragraph-properties fo:text-align="justify" style:justify-single-word="false"/>
      <style:text-properties fo:language="en" fo:country="US"/>
    </style:style>
    <style:style style:name="P127" style:family="paragraph" style:parent-style-name="First_20_line_20_indent">
      <style:paragraph-properties fo:text-align="justify" style:justify-single-word="false"/>
    </style:style>
    <style:style style:name="P128" style:family="paragraph" style:parent-style-name="Text_20_body">
      <style:paragraph-properties fo:margin-left="0in" fo:margin-right="0in" fo:text-align="center" style:justify-single-word="false" fo:text-indent="0in" style:auto-text-indent="false"/>
    </style:style>
    <style:style style:name="P12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Footnote">
      <style:paragraph-properties fo:margin-left="0in" fo:margin-right="0in" fo:text-indent="0in" style:auto-text-indent="false"/>
      <style:text-properties fo:language="en" fo:country="US"/>
    </style:style>
    <style:style style:name="P132"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Footnote">
      <style:text-properties fo:font-style="normal" style:font-style-asian="normal" style:font-style-complex="normal"/>
    </style:style>
    <style:style style:name="P137" style:family="paragraph" style:parent-style-name="Text_20_body">
      <style:paragraph-properties fo:margin-top="0in" fo:margin-bottom="0.0835in" loext:contextual-spacing="false" fo:text-align="justify" style:justify-single-word="false"/>
      <style:text-properties fo:language="en" fo:country="US"/>
    </style:style>
    <style:style style:name="P13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9"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03ccd" fo:background-color="transparent"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96851" fo:background-color="transparent"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cfe95" fo:background-color="transparent"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officeooo:paragraph-rsid="00166fb7"/>
    </style:style>
    <style:style style:name="P145" style:family="paragraph" style:parent-style-name="Text_20_body">
      <style:paragraph-properties fo:margin-left="0in" fo:margin-right="0in" fo:text-align="justify" style:justify-single-word="false" fo:text-indent="0.1965in" style:auto-text-indent="false"/>
      <style:text-properties officeooo:paragraph-rsid="00166fb7"/>
    </style:style>
    <style:style style:name="P146" style:family="paragraph" style:parent-style-name="Heading_20_1">
      <style:paragraph-properties fo:margin-left="0in" fo:margin-right="0in" fo:text-align="center" style:justify-single-word="false" fo:text-indent="0.1965in" style:auto-text-indent="false"/>
    </style:style>
    <style:style style:name="P147" style:family="paragraph" style:parent-style-name="Heading_20_2">
      <style:text-properties fo:language="en" fo:country="US"/>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66fb7"/>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0b9475"/>
    </style:style>
    <style:style style:name="T20" style:family="text">
      <style:text-properties fo:language="en" fo:country="US" officeooo:rsid="0012266b"/>
    </style:style>
    <style:style style:name="T21" style:family="text">
      <style:text-properties fo:language="en" fo:country="US" officeooo:rsid="00150048"/>
    </style:style>
    <style:style style:name="T22" style:family="text">
      <style:text-properties fo:language="en" fo:country="US" officeooo:rsid="00196851"/>
    </style:style>
    <style:style style:name="T23" style:family="text">
      <style:text-properties fo:language="en" fo:country="US" officeooo:rsid="0019afa7"/>
    </style:style>
    <style:style style:name="T24" style:family="text">
      <style:text-properties fo:language="en" fo:country="US" officeooo:rsid="001c491e"/>
    </style:style>
    <style:style style:name="T25" style:family="text">
      <style:text-properties fo:color="#ff3333"/>
    </style:style>
    <style:style style:name="T26" style:family="text">
      <style:text-properties fo:color="#ff3333" fo:language="ru" fo:country="RU"/>
    </style:style>
    <style:style style:name="T27" style:family="text">
      <style:text-properties fo:color="#ff3333" fo:language="ru" fo:country="RU" fo:font-weight="normal" style:font-weight-asian="normal" style:font-weight-complex="normal"/>
    </style:style>
    <style:style style:name="T28" style:family="text">
      <style:text-properties fo:color="#ff3333" fo:font-weight="normal" style:font-weight-asian="normal"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color="#800000"/>
    </style:style>
    <style:style style:name="T32" style:family="text">
      <style:text-properties fo:color="#800000" fo:language="ru" fo:country="RU"/>
    </style:style>
    <style:style style:name="T33" style:family="text">
      <style:text-properties fo:color="#ff6600"/>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officeooo:rsid="00145310" style:font-style-asian="normal" style:font-style-complex="normal"/>
    </style:style>
    <style:style style:name="T40" style:family="text">
      <style:text-properties style:use-window-font-color="true" fo:language="ru" fo:country="RU" fo:font-style="normal" fo:font-weight="normal" style:font-style-asian="normal" style:font-weight-asian="normal" style:font-style-complex="normal" style:font-weight-complex="normal"/>
    </style:style>
    <style:style style:name="T4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2" style:family="text">
      <style:text-properties style:use-window-font-color="true" fo:language="ru" fo:country="RU" fo:font-style="normal" fo:background-color="transparent" loext:char-shading-value="0" style:font-style-asian="normal" style:font-style-complex="normal"/>
    </style:style>
    <style:style style:name="T43" style:family="text">
      <style:text-properties style:use-window-font-color="true" fo:language="ru" fo:country="RU" fo:font-style="italic" style:font-style-asian="italic" style:font-style-complex="italic"/>
    </style:style>
    <style:style style:name="T44" style:family="text">
      <style:text-properties style:use-window-font-color="true" fo:language="ru" fo:country="RU" fo:font-style="italic" fo:font-weight="normal" style:font-style-asian="italic" style:font-weight-asian="normal" style:font-style-complex="italic" style:font-weight-complex="normal"/>
    </style:style>
    <style:style style:name="T45" style:family="text">
      <style:text-properties style:use-window-font-color="true" fo:language="ru" fo:country="RU" fo:font-weight="normal" style:font-weight-asian="normal" style:font-weight-complex="normal"/>
    </style:style>
    <style:style style:name="T46" style:family="text">
      <style:text-properties style:use-window-font-color="true" fo:language="ru" fo:country="RU" fo:background-color="transparent" loext:char-shading-value="0"/>
    </style:style>
    <style:style style:name="T47" style:family="text">
      <style:text-properties style:use-window-font-color="true" fo:language="en" fo:country="US"/>
    </style:style>
    <style:style style:name="T48" style:family="text">
      <style:text-properties style:use-window-font-color="true" fo:language="en" fo:country="US" fo:font-style="normal"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background-color="transparent" loext:char-shading-value="0"/>
    </style:style>
    <style:style style:name="T56" style:family="text">
      <style:text-properties style:use-window-font-color="true" fo:language="uk" fo:country="UA" fo:font-style="normal" fo:font-weight="normal" style:font-style-asian="normal" style:font-weight-asian="normal" style:font-style-complex="normal" style:font-weight-complex="normal"/>
    </style:style>
    <style:style style:name="T57" style:family="text">
      <style:text-properties fo:background-color="transparent" loext:char-shading-value="0"/>
    </style:style>
    <style:style style:name="T58" style:family="text">
      <style:text-properties style:text-position="super 58%"/>
    </style:style>
    <style:style style:name="T59" style:family="text">
      <style:text-properties fo:language="fr" fo:country="FR"/>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loext:char-shading-value="0" style:font-style-asian="normal" style:font-weight-asian="normal" style:font-style-complex="normal" style:font-weight-complex="normal"/>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font-weight="normal"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fo:font-weight="normal" officeooo:rsid="0019afa7" fo:background-color="transparent" loext:char-shading-value="0" style:font-weight-asian="normal" style:font-weight-complex="normal"/>
    </style:style>
    <style:style style:name="T70" style:family="text">
      <style:text-properties fo:color="#0066cc"/>
    </style:style>
    <style:style style:name="T71" style:family="text">
      <style:text-properties style:text-line-through-style="solid" style:text-line-through-type="single"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fo:color="#ff0000"/>
    </style:style>
    <style:style style:name="T76" style:family="text">
      <style:text-properties style:text-underline-style="none"/>
    </style:style>
    <style:style style:name="T77" style:family="text">
      <style:text-properties style:text-rotation-angle="90" style:text-rotation-scale="line-height"/>
    </style:style>
    <style:style style:name="T78" style:family="text">
      <style:text-properties style:text-rotation-angle="270" style:text-rotation-scale="line-height"/>
    </style:style>
    <style:style style:name="T79" style:family="text">
      <style:text-properties style:text-position="sub 58%" style:font-size-asian="10.5pt"/>
    </style:style>
    <style:style style:name="T80" style:family="text">
      <style:text-properties style:font-name="Symbol" style:font-name-asian="Symbol" style:font-name-complex="Symbol"/>
    </style:style>
    <style:style style:name="T81" style:family="text">
      <style:text-properties style:font-name="Liberation Serif1" style:font-name-asian="Symbol" style:font-name-complex="Symbol"/>
    </style:style>
    <style:style style:name="T82" style:family="text">
      <style:text-properties style:font-name="Courier New CYR"/>
    </style:style>
    <style:style style:name="T83" style:family="text">
      <style:text-properties style:font-name="Courier New CYR" fo:language="en" fo:country="US"/>
    </style:style>
    <style:style style:name="T84" style:family="text">
      <style:text-properties fo:color="#6666ff"/>
    </style:style>
    <style:style style:name="T85" style:family="text">
      <style:text-properties fo:font-size="14pt" fo:language="en" fo:country="US" fo:font-weight="bold" style:font-size-asian="14pt" style:font-weight-asian="bold" style:font-size-complex="14pt" style:font-weight-complex="bold"/>
    </style:style>
    <style:style style:name="T86" style:family="text">
      <style:text-properties fo:font-size="14pt" fo:font-weight="bold" style:font-size-asian="14pt" style:font-weight-asian="bold" style:font-size-complex="14pt" style:font-weight-complex="bold"/>
    </style:style>
    <style:style style:name="T87" style:family="text">
      <style:text-properties fo:font-size="9pt" style:font-size-asian="9pt" style:font-size-complex="9pt"/>
    </style:style>
    <style:style style:name="T88" style:family="text">
      <style:text-properties fo:font-size="12pt" style:font-size-asian="12pt" style:font-size-complex="12pt"/>
    </style:style>
    <style:style style:name="T89" style:family="text">
      <style:text-properties officeooo:rsid="0009d273"/>
    </style:style>
    <style:style style:name="T90" style:family="text">
      <style:text-properties officeooo:rsid="000b9475"/>
    </style:style>
    <style:style style:name="T91" style:family="text">
      <style:text-properties officeooo:rsid="000be754"/>
    </style:style>
    <style:style style:name="T92" style:family="text">
      <style:text-properties officeooo:rsid="000cbbb9"/>
    </style:style>
    <style:style style:name="T93" style:family="text">
      <style:text-properties officeooo:rsid="000e8615"/>
    </style:style>
    <style:style style:name="T94" style:family="text">
      <style:text-properties officeooo:rsid="00103ccd"/>
    </style:style>
    <style:style style:name="T95" style:family="text">
      <style:text-properties officeooo:rsid="0012266b"/>
    </style:style>
    <style:style style:name="T96" style:family="text">
      <style:text-properties officeooo:rsid="0013830f"/>
    </style:style>
    <style:style style:name="T97" style:family="text">
      <style:text-properties officeooo:rsid="00150048"/>
    </style:style>
    <style:style style:name="T98" style:family="text">
      <style:text-properties officeooo:rsid="00167eb4"/>
    </style:style>
    <style:style style:name="T99" style:family="text">
      <style:text-properties officeooo:rsid="0017e060"/>
    </style:style>
    <style:style style:name="T100" style:family="text">
      <style:text-properties officeooo:rsid="0018203f"/>
    </style:style>
    <style:style style:name="T101" style:family="text">
      <style:text-properties officeooo:rsid="00196851"/>
    </style:style>
    <style:style style:name="T102" style:family="text">
      <style:text-properties officeooo:rsid="0019afa7"/>
    </style:style>
    <style:style style:name="T103" style:family="text">
      <style:text-properties officeooo:rsid="001c491e"/>
    </style:style>
    <style:style style:name="T104" style:family="text">
      <style:text-properties officeooo:rsid="001cfe95"/>
    </style:style>
    <style:style style:name="T105" style:family="text">
      <style:text-properties officeooo:rsid="001ec9d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Последний фанфик</text:h>
      <text:p text:style-name="P53"/>
      <text:h text:style-name="P147"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8"><text:note text:id="ftn1" text:note-class="footnote"><text:note-citation>1</text:note-citation><text:note-body><text:p text:style-name="P133">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2">RnD-</text:span><text:span text:style-name="T1">зона</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5"><text:span text:style-name="T12">– Нэш, к</text:span>ак называется наш проект?</text:p>
      <text:p text:style-name="P73"><text:span text:style-name="T8">– </text:span><text:span text:style-name="T67">Дайсон.</text:span></text:p>
      <text:p text:style-name="P73"><text:span text:style-name="T8">– </text:span><text:span text:style-name="T67">Сколько тебе лет?</text:span></text:p>
      <text:p text:style-name="P73"><text:span text:style-name="T8">– </text:span><text:span text:style-name="T67">Два года с начала запуска кластера.</text:span></text:p>
      <text:p text:style-name="P73"><text:span text:style-name="T8">– </text:span><text:span text:style-name="T67">Какой сейчас год?</text:span></text:p>
      <text:p text:style-name="P73"><text:span text:style-name="T8">– </text:span><text:span text:style-name="T28">20</text:span><text:span text:style-name="T27">18</text:span><text:span text:style-name="T67">-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soft-page-break/>…</text:p>
      <text:p text:style-name="P84">…</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34">incompartible interface Analytics v.0.93 beta</text:span>”</text:p>
      <text:p text:style-name="P32">Ага, уже теплее.</text:p>
      <text:p text:style-name="P32"/>
      <text:p text:style-name="P73"><text:span text:style-name="T8">– Нэш</text:span><text:span text:style-name="T67">,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2">–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2">.</text:span></text:p>
      <text:p text:style-name="P104">Бип-бип-бип.</text:p>
      <text:p text:style-name="P104"><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28">***</text:p>
      <text:p text:style-name="P12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31">34-хэтажного</text:span> корпуса <text:span text:style-name="T31">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36"> </text:span><text:span text:style-name="T37">Юджина</text:span><text:span text:style-name="T1">,</text:span> <text:span text:style-name="T26">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7">ворил </text:span><text:span text:style-name="T2">—</text:span><text:span text:style-name="T5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7">А у нас получается… </text:span><text:span text:style-name="T2">–</text:span><text:span text:style-name="T5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3">AI <text:span text:style-name="T2">– </text:span><text:span text:style-name="T5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31">Тридцать четвёртый</text:span> этаж! Пиздец <text:span text:style-name="T1">—</text:span> успел подумать я, <text:span text:style-name="T1">прежде чем </text:span>сознание выключилось.</text:p>
      <text:p text:style-name="P1"/>
      <text:h text:style-name="P147" text:outline-level="2">2. Пробуждение</text:h>
      <text:p text:style-name="P30"/>
      <text:p text:style-name="P1"><text:span text:style-name="T42">Сознание рестартовало после того, как я гребанулся </text:span><text:span text:style-name="T57">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57">ткрыл глаза, тщётно пытаясь вдохнуть. Образ, </text:span><text:span text:style-name="T2">который я </text:span><text:span text:style-name="T57">пару мгновений назад </text:span><text:span text:style-name="T2">видел на фоне </text:span><text:span text:style-name="T57">звёзд, теперь сфокусировался прямо у моего носа. Точёная головка с резко очерчеными скулами в </text:span><text:soft-page-break/><text:span text:style-name="T57">ореоле живого переливающегося сияния, огромные глаза на треть морды, ажурные настороженные ушки, нежный розов</text:span><text:span text:style-name="T2">атый</text:span><text:span text:style-name="T57"> нос, венчающая голову </text:span><text:span text:style-name="T2">высокая тиара</text:span><text:span text:style-name="T57">.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2">–</text:span> Она очнулась. Хвала небу, нам это удало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7">, </text:span><text:span text:style-name="T2">а от валиума таких глюков у меня ни разу не было, да и не должно быть —это же не ЛСД какой-нибудь</text:span><text:span text:style-name="T5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7">…</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47">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6">верх</text:span>…</text:p>
      <text:p text:style-name="P3"><text:soft-page-break/>–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1">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6">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Сон закончился, проснись!<text:line-break/></text:p><text:p text:style-name="P134">(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6">,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7" text:outline-level="2">3. Норф</text:h>
      <text:p text:style-name="P76"/>
      <text:p text:style-name="P21">Глава IV. Пределы магии</text:p>
      <text:p text:style-name="P18"/>
      <text:p text:style-name="P21">Вашему покорному слуге известны четыре предела магии: </text:p>
      <text:list xml:id="list7093266965837770628" text:style-name="L1">
        <text:list-item>
          <text:p text:style-name="P13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1"><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4">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4">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31"> </text:span>гор.</text:p>
      <text:p text:style-name="P7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4">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4">Так, что тут у нас?</text:p>
      <text:p text:style-name="P74"/>
      <text:p text:style-name="P74">“<text:span text:style-name="T34">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4">В Додж-Сити продолжаются исчезновения пони. Шериф подал в отставку…</text:span>”. “<text:span text:style-name="T34">Чужестранец-человек осваивается в Кантерлоте. Атмосфера столицы благотворно влияет на агрессивный нрав королевского гостя…</text:span>”</text:p>
      <text:p text:style-name="P74"/>
      <text:p text:style-name="P74">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text:p>
      <text:p text:style-name="P74">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4">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74"><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text:soft-page-break/>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6">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text:soft-page-break/>–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4">На трактат упала тень.</text:p>
      <text:p text:style-name="P35">– Эй, нельзя ли не заслонять…</text:p>
      <text:p text:style-name="P35"><text:soft-page-break/>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2">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2">– </text:span>Не забывай, человек, я — могущественный маг и правитель Эквестрии. Ко мне нужно относиться с должным уважением!</text:p>
      <text:p text:style-name="P48"><text:span text:style-name="T12">– </text:span>А то что? Превратишь в жабу? Сошлёшь на Луну? Убьёшь нахер?</text:p>
      <text:p text:style-name="P48">Аликорница сникла. Уши её опустились.</text:p>
      <text:p text:style-name="P48"><text:soft-page-break/><text:span text:style-name="T12">– Анонимус</text:span>, не надо… Ты же знаешь, я этого не сделаю.</text:p>
      <text:p text:style-name="P48"><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8"><text:span text:style-name="T12">Аликорница уселась н</text:span>а пол <text:span text:style-name="T12">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8"><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2">– </text:span>Вот, читай отсюда. <text:span text:style-name="T12">–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6">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text:soft-page-break/>–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72">Прижав </text:span>уши к голове, <text:span text:style-name="T72">она дала</text:span> задний ход <text:span text:style-name="T72">и </text:span>выкарабкалась обратно. Окинув библиотеку отчаянным взглядом, <text:span text:style-name="T7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text:soft-page-break/>–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8">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7">Тумбочка.</text:span> Листок… <text:span text:style-name="T8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8">Всё пошло не так. Не могу уловить точку концентрации. Сила приложена к чему-то большему, чем лист бумаги. К чему-то неизмеримо большему. </text:span><text:span text:style-name="T87">Да хер с ней, с бумажкой! Тумбочка! Поднимаю! Блин, она реально тяжёлая! Но у </text:span><text:soft-page-break/><text:span text:style-name="T87">меня получается, я чувствую это! Она поддаётся! Й-о-о!!! Вот это силища! Ура! </text:span><text:span text:style-name="T8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2">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text:soft-page-break/>«-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7"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text:soft-page-break/>–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31">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3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34">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3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72">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3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 Жжение в паху возобновилось,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я чего-то не учёл.</text:p>
      <text:p text:style-name="P48"/>
      <text:h text:style-name="P147"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text:soft-page-break/>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7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7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1">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2">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oft-page-break/><text:span text:style-name="T12">–</text:span> Да, Ваше Высочество, <text:span text:style-name="T12">–</text:span> гонец потупил взгляд, глаза его забегали, <text:span text:style-name="T12">–</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 Они… м-м-м… не больны… в некотором смысле… <text:span text:style-name="T12">–</text:span> гонец изо всех сил ковырял копытом <text:s/>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7">старший. </text:span><text:span text:style-name="T2">–</text:span><text:span text:style-name="T5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2">—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2">—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text:soft-page-break/></text:p>
      <text:h text:style-name="Heading_20_2" text:outline-level="2"><text:span text:style-name="T12">10</text:span>. (40*<text:span text:style-name="T12">ctg(Pi/4)-6)/(ln(e)-sin(0))</text:span></text:h>
      <text:p text:style-name="P78"/>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1"> </text:span>(быть может, к счастью). Всё, что я могу <text:span text:style-name="T12">— оставить тебе напутствие.</text:span></text:p>
      <text:p text:style-name="P58"><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8">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Анониму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8">— вся архитектура явно </text:span><text:span text:style-name="T38">была </text:span><text:span text:style-name="T48">заточена под крылатых. Таких, для которых приземлиться на балкон в тронном </text:span><text:soft-page-break/><text:span text:style-name="T48">зале или уйти через портик на крыше</text:span><text:span text:style-name="T62"> </text:span><text:span text:style-name="T48">—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8">— книжный шкаф и напольная подставка для чтения с </text:span><text:span text:style-name="T38">упором в виде </text:span><text:span text:style-name="T48">голов</text:span><text:span text:style-name="T38">ы</text:span><text:span text:style-name="T4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8"> </text:span><text:span text:style-name="T38">Его центр занимал высокий </text:span><text:span text:style-name="T48">кругл</text:span><text:span text:style-name="T38">ый</text:span><text:span text:style-name="T48"> </text:span><text:span text:style-name="T38">футон</text:span><text:span text:style-name="T48"> </text:span><text:span text:style-name="T38">с</text:span><text:span text:style-name="T48"> велик</text:span><text:span text:style-name="T38">им</text:span><text:span text:style-name="T48"> множество</text:span><text:span text:style-name="T38">м</text:span><text:span text:style-name="T48"> подушек. Среди них я с удивлением заметил плюшевую единорожку </text:span><text:span text:style-name="T38">фиолетового</text:span><text:span text:style-name="T48">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2">—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2">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5">Мне печалиться не стоит</text:p><text:p text:style-name="P135">Жизнь прекрасна и полн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 —</text:p><text:p text:style-name="P135">Но друзей моих немного,</text:p><text:p text:style-name="P135">Студи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 и в этом смех.</text:p><text:p text:style-name="P135"><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text:soft-page-break/>–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2">–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3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text:soft-page-break/>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text:soft-page-break/>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2">–</text:span> А водку у вас принято пить?</text:p>
      <text:p text:style-name="P34"><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8"><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2">– Это ты называешь “дружбой”? – с </text:span>улыбкой хмыкнул<text:span text:style-name="T12"> я. – </text:span>Мне нравится твоё чувство юмора.</text:p>
      <text:p text:style-name="P48">Аликорница в недоумении взглянула на меня.</text:p>
      <text:p text:style-name="P48"><text:span text:style-name="T12">– Анон, т</text:span>ебе не нравится моя дружба? Ты не принимаешь её? Ты чем-то недоволен?</text:p>
      <text:p text:style-name="P48"><text:soft-page-break/>Я расхохотался и чуть не поперхнулся водой, плескавшейся у подбородка.</text:p>
      <text:p text:style-name="P48"><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8">– </text:span><text:span text:style-name="T38">Говорят, в Додж-сити почти не осталось жителей. В местном депо перестали обслуживать паровозы из-за нехватки рабочих. Старик </text:span><text:span text:style-name="T48">–</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8">– </text:span><text:span text:style-name="T52">А из Пинто Крика уже месяц нет новостей…</text:span></text:p>
      <text:p text:style-name="P3"><text:span text:style-name="T48">– </text:span><text:span text:style-name="T5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52">– </text:span>“<text:span text:style-name="T1">Что я могу сделать, чтобы вернуть всё назад?</text:span>”</text:p>
      <text:p text:style-name="P15"><text:span text:style-name="T52">– </text:span><text:span text:style-name="T38">Так и сказала?</text:span></text:p>
      <text:p text:style-name="P1"><text:span text:style-name="T48">– </text:span><text:span text:style-name="T38">Да, </text:span><text:span text:style-name="T40">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2">– </text:span><text:span text:style-name="T38">Что бы это значило, Флёр?</text:span></text:p>
      <text:p text:style-name="P15"><text:span text:style-name="T52">–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2">–</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7">—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34">— </text:span><text:span text:style-name="T67">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text:soft-page-break/>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67">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oft-page-break/>–<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4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2">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72">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
      <text:h text:style-name="Heading_20_2" text:outline-level="2">12. Понивилль</text:h>
      <text:p text:style-name="P36"/>
      <text:p text:style-name="P35"><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4">И это ты ещё не видел, что творится в других министерствах, Анонимус! За тысячу лет Нашего отсутствия Сестра превратила М<text:span text:style-name="T36">раморный квартал </text:span>в настоящую обитель лени и казнокрадства!<text:line-break/><text:line-break/>(<text:span text:style-name="T48">у</text:span><text:span text:style-name="T52">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8"/>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62">— </text:span><text:span text:style-name="T4">зачем привлекать ненужное внимание</text:span><text:span text:style-name="T62"> к своей особе? </text:span><text:span text:style-name="T4">После всеобщего интереса кантерлотской знати к тебе, как к королевскому любимчику, тебе хочется покоя.</text:span><text:span text:style-name="T62"> Да и собраться с мыслями проще в доме, избавленном от </text:span><text:span text:style-name="T4">гостинничной </text:span><text:span text:style-name="T62">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8">–</text:span><text:span text:style-name="T3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text:soft-page-break/>–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8">пони-</text:span><text:span text:style-name="T48">исчезновений уже год. Почту за честь работать </text:span><text:span text:style-name="T38">под твоим руководством</text:span><text:span text:style-name="T48">. Погоди немного, я </text:span><text:span text:style-name="T38">от</text:span><text:span text:style-name="T48">систематизирую нужную информацию и расскажу тебе, насколько далеко смогла продвинуться.</text:span></text:p>
      <text:p text:style-name="P34">“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29"><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text:soft-page-break/>–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48"><text:span text:style-name="T12">–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text:soft-page-break/>–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67">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text:span text:style-name="T96">хи-хи</text:span>!</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около трёх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
      <text:p text:style-name="P58">Дата: <text:span text:style-name="T31">12.04.1003 А.С.</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45">”</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3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55"> </text:span><text:span text:style-name="T46">Видения этих городов</text:span><text:span text:style-name="T55"> дрожали, <text:s/>пересекались </text:span><text:span text:style-name="T46">и постоянно множились</text:span><text:span text:style-name="T55">.</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31">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67">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31">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pan text:style-name="T3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51">чёрный экран?</text:span></text:p>
      <text:p text:style-name="P45"/>
      <text:p text:style-name="P49">***</text:p>
      <text:p text:style-name="P48"/>
      <text:p text:style-name="P58">Дата: <text:span text:style-name="T31">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31">12.04.1003 А.С.</text:span></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text:soft-page-break/>*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36"> с использованием </text:span><text:span text:style-name="T3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text:soft-page-break/>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text:soft-page-break/>–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6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text:soft-page-break/>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67">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text:soft-page-break/>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2">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text:soft-page-break/>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8">—</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8"> </text:span><text:span text:style-name="T38">Мощнее ускорителя только </text:span><text:span text:style-name="T39">магия </text:span><text:span text:style-name="T38">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1"><text:soft-page-break/><text:span text:style-name="T48">– Я </text:span><text:span text:style-name="T52">всегда буду оставаться в тени. </text:span><text:span text:style-name="T48">– </text:span><text:span text:style-name="T52">хлюпала единорожка. </text:span><text:span text:style-name="T48">– </text:span><text:span text:style-name="T52">Мне не хватает сил, чтобы воспользоваться всеми знаниями, которые я освоила. Ведь даже заклинание «Последнего Шанса» я нашла!</text:span></text:p>
      <text:p text:style-name="P93"><text:span text:style-name="T12">– </text:span>Ты?!</text:p>
      <text:p text:style-name="P93"><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3"><text:span text:style-name="T12">– М</text:span>ожет, тогда ты скажешь, что в нём пошло не так и почему к вам попал я, а не сверхаликорн?</text:p>
      <text:p text:style-name="P93"><text:span text:style-name="T12">– </text:span>Не скажу. Заклинания Стар Свирла Бородатого обычно если срабатывают, то без ошибок.</text:p>
      <text:p text:style-name="P48"><text:span text:style-name="T12">– Если </text:span>только <text:span text:style-name="T12">их правильно вызывают. – </text:span>пробурчал Спайк, возвращаясь в корзинку.</text:p>
      <text:p text:style-name="P34"><text:span text:style-name="T12">–</text:span> <text:span text:style-name="T1">Эм-м. </text:span>Что он имел ввиду?</text:p>
      <text:p text:style-name="P34"><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4"><text:span text:style-name="T12">– </text:span><text:span text:style-name="T1">Да, завершилось всё препаршиво. Принцесса Луна сказала, лучше бы её обратно на луну закинули.</text:span></text:p>
      <text:p text:style-name="P34"><text:span text:style-name="T12">– </text:span><text:span text:style-name="T1">И я её понимаю! Не каждый может справиться с потерей </text:span><text:span text:style-name="T11">близкого друга или </text:span><text:span text:style-name="T1">своего особенного пони. Вот у тебя, Анон, есть своя особенная пони?</text:span></text:p>
      <text:p text:style-name="P34"><text:span text:style-name="T12">– </text:span><text:span text:style-name="T1">Хм. Нет.</text:span></text:p>
      <text:p text:style-name="P144"><text:span text:style-name="T12">– </text:span><text:span text:style-name="T1">А друзья?</text:span></text:p>
      <text:p text:style-name="P34"><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8">—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text:span text:style-name="T97">принцессой Луной</text:span> нам совсем не светит, <text:span text:style-name="T97">а у Кэйденс магия очень… эм-м… специфическая</text:span>.</text:p>
      <text:p text:style-name="P1"><text:span text:style-name="T12">– Вот и отлично. Итак, на чём мы остановились? Я уговариваю Селестию помочь тебе с заклинанием </text:span><text:span text:style-name="T21">Прозрения</text:span><text:span text:style-name="T12">, усиленным ускорителем. Мы проводим эксперимент, я рассказываю, чего там увидел, а дальше по обстоятельствам</text:span><text:span text:style-name="T48">.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45"><text:span text:style-name="T12">– </text:span><text:span text:style-name="T1">Ерунда! Там стоит запрет только для пони. На приматах Луна экспериментировать не запрещала</text:span><text:span text:style-name="T38">.</text:span></text:p>
      <text:p text:style-name="P48"/>
      <text:p text:style-name="P48">…</text:p>
      <text:p text:style-name="P48"><text:soft-page-break/></text:p>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34">Чужестранец-примат разбил сердце нашей обожаемой Селестии! Двор в отчаянии </text:span><text:span text:style-name="T15">—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2">– </text:span>Привет, Эй-Джей! У тебя проблемы?</text:p>
      <text:p text:style-name="P48"><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2">–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2">–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2">– Г</text:span>отово. Принимай работу, хозяйка!</text:p>
      <text:p text:style-name="P48">Эпплджек стиснула меня в сокрушающих объятиях.</text:p>
      <text:p text:style-name="P48"><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2">–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2">– </text:span>Чегой-то вы тут скрытничаете, а?</text:p>
      <text:p text:style-name="P48"><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7">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7">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2">– </text:span>Свободно? <text:span text:style-name="T12">– </text:span>спросил я у единственной пони, сидящей за столиком.</text:p>
      <text:p text:style-name="P48"><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2">– <text:s/></text:span>Пирог с грибами, яишницу и чизкейк<text:span text:style-name="T12"> – </text:span>сообщил я подошедшей официантке.</text:p>
      <text:p text:style-name="P48"><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48"><text:span text:style-name="T12">–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2">– </text:span>Вы, наверное, ждёте кого-то?</text:p>
      <text:p text:style-name="P50"><text:span text:style-name="T12">– </text:span>Неа.</text:p>
      <text:p text:style-name="P50"><text:span text:style-name="T12">– </text:span>Просто обедаете?</text:p>
      <text:p text:style-name="P50"><text:span text:style-name="T12">– </text:span>Неа.</text:p>
      <text:p text:style-name="P50"><text:span text:style-name="T12">– </text:span>Просто сидите и мрачно смотрите на меня?</text:p>
      <text:p text:style-name="P50"><text:span text:style-name="T12">– </text:span>Неа.</text:p>
      <text:p text:style-name="P50"/>
      <text:p text:style-name="P50">Хм, а эта пони не из разговорчивых. Ну ладно.</text:p>
      <text:p text:style-name="P42"/>
      <text:p text:style-name="P50"><text:span text:style-name="T12">– </text:span>А что же вы делаете?</text:p>
      <text:p text:style-name="P50"><text:span text:style-name="T12">– </text:span>Веселюсь. <text:span text:style-name="T12">– </text:span>мрачно заявила пони.</text:p>
      <text:p text:style-name="P50"><text:span text:style-name="T12">–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2">–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2">– </text:span>Мы с вами раньше встречались?</text:p>
      <text:p text:style-name="P50"><text:soft-page-break/><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Анон, и ты программист, и тебе <text:span text:style-name="T3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2">– </text:span>Оставь, Салвер.<text:span text:style-name="T12"> </text:span>Ему за счёт заведения.</text:p>
      <text:p text:style-name="P48"><text:span text:style-name="T12">– </text:span>Ясно, мисс Пинки. <text:span text:style-name="T12">– </text:span>официантка кивнула и ушла.</text:p>
      <text:p text:style-name="P48"><text:span text:style-name="T12">– Ч</text:span>его-о-о?<text:span text:style-name="T12"> </text:span>Так это твой бар?</text:p>
      <text:p text:style-name="P48"><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8"><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2">– </text:span>У меня есть идея получше. <text:span text:style-name="T12">– </text:span>на свет показалась фляга Большого Макинтоша.</text:p>
      <text:p text:style-name="P48"><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2">– </text:span>Починил телегу. Только молчок про самогон, раз уж ты в курсе. <text:span text:style-name="T12">– </text:span>я разлил сидр по чашкам.</text:p>
      <text:p text:style-name="P48"><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2">–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2">– У </text:span>тебя такая смешная мордочка! <text:span text:style-name="T12">– </text:span>захихикали Пинки, покачиваясь. <text:span text:style-name="T12">– </text:span>Как будто ты <text:span text:style-name="T67">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2">– </text:span>Эм-м… Скажи-ка мне, мой друг П-п-пинки… Легенда про фаэри <text:span text:style-name="T16">— </text:span><text:span text:style-name="T67">эт правда?</text:span></text:p>
      <text:p text:style-name="P48"><text:span text:style-name="T16">– </text:span><text:span text:style-name="T67">Какая из? Их много, вообще-то. Ик!</text:span></text:p>
      <text:p text:style-name="P48"><text:span text:style-name="T16">– </text:span><text:span text:style-name="T67">Про принцесс. Про то, что они фаэри, спустившиеся с неба во плоти, чтоб помогать пони управлять Эквестрией?</text:span></text:p>
      <text:p text:style-name="P48"><text:soft-page-break/><text:span text:style-name="T16">– Н</text:span><text:span text:style-name="T67">он-нон, </text:span><text:span text:style-name="T16">– </text:span><text:span text:style-name="T67">захихикала Пинки, взъерошив копытами розовые кудряшки и попытавшись соорудить из них бороду, </text:span><text:span text:style-name="T16">–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67">Ты что-о-о! Нельзя любить фаэри! Она похитит твоё сердце, и ты будешь искать её, пока не… </text:span><text:span text:style-name="T16">– </text:span><text:span text:style-name="T67">Пинки погрузилась в так и не съеденный салат «по-кантерлотски» и захрапела.</text:span></text:p>
      <text:p text:style-name="P48"><text:span text:style-name="T16">– </text:span><text:span text:style-name="T67">Пока не умру?</text:span></text:p>
      <text:p text:style-name="P48"><text:span text:style-name="T16">– </text:span><text:span text:style-name="T67">Нет, глупенький. </text:span><text:span text:style-name="T16">– </text:span><text:span text:style-name="T67">пробулькала Пинки из миски. </text:span><text:span text:style-name="T16">– </text:span><text:span text:style-name="T67">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1"><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1"><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1"><text:span text:style-name="T12">–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text:soft-page-break/>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2">– </text:span>Сто-о-ой! <text:span text:style-name="T12">– </text:span>заорал я. <text:span text:style-name="T12">– </text:span>Выпрыгивай из бочки!!!</text:p>
      <text:p text:style-name="P51">Кобылка-пилот улыбнулась и постукала копытцем по шлему, показывая, что не слышит меня.</text:p>
      <text:p text:style-name="P51"><text:span text:style-name="T12">– </text:span>Выпрыгива-а-а… <text:span text:style-name="T12">–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2">– </text:span>Смотри, вот те и ответ на вопрос, куда деваются пони!</text:p>
      <text:p text:style-name="P51"><text:span text:style-name="T12">– </text:span>Где? <text:span text:style-name="T12">– </text:span>единорожка начала оглядываться.</text:p>
      <text:p text:style-name="P51"><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1"><text:span text:style-name="T12">– </text:span>И что? Я всё равно не пойму, куда деваются пони? И куда пропала Скуталу?</text:p>
      <text:p text:style-name="P51"><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text:soft-page-break/></text:p>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0"><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text:soft-page-break/>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2">P.S. Н</text:span>е гневите мироздание воровством! <text:span text:style-name="T3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
      <text:p text:style-name="P51"><text:span text:style-name="T12">–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2">–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1"><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1"><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2">– </text:span>Это неправильно! <text:span text:style-name="T12">– </text:span>заявила Рэйнбоу Дэш, отвернувшись от окна.</text:p>
      <text:p text:style-name="P51"><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1"><text:span text:style-name="T12">– </text:span>Да я не про то! <text:span text:style-name="T12">– </text:span>отмахнулась пегаска. <text:span text:style-name="T12">– </text:span>Посмотри на поле.</text:p>
      <text:p text:style-name="P51"><text:span text:style-name="T12">– </text:span>И что? Поле как поле.</text:p>
      <text:p text:style-name="P51"><text:span text:style-name="T12">– </text:span>Оно не убрано. <text:span text:style-name="T12">– </text:span>мрачно ответила пегаска. <text:span text:style-name="T12">–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2">– </text:span>У самого посёлка поля убраны. Наверняка дойдёт дело и до остальных.</text:p>
      <text:p text:style-name="P51"><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2">– </text:span>Спасибо, но от пинкиных плюшек у меня фланки округляются.</text:p>
      <text:p text:style-name="P51"><text:span text:style-name="T12">– </text:span>Да ладно тебе, Дэш! От одной не округлятся.</text:p>
      <text:p text:style-name="P51"><text:span text:style-name="T12">– </text:span>От одной —<text:span text:style-name="T12"> </text:span>нет. Но я ж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2"> </text:span>Как будто…</text:p>
      <text:p text:style-name="P51"><text:span text:style-name="T12">–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2">–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soft-page-break/></text:p>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2">–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2">– </text:span>Леди и джентльпони! Просьба не паниковать! Поезд дальше не идёт: впереди провал! <text:span text:style-name="T12">– </text:span>крикнул проводник.</text:p>
      <text:p text:style-name="P51"><text:span text:style-name="T12">– </text:span>Какой ещё, в дышло, провал? Я проезжал тут два дня назад!</text:p>
      <text:p text:style-name="P51"><text:span text:style-name="T12">– </text:span>Безобразие! Верните мне деньги за билет!</text:p>
      <text:p text:style-name="P51"><text:span text:style-name="T12">– </text:span>Как вы смеете! Я опоздаю в порт! <text:s/><text:span text:style-name="T12">–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2">– </text:span>Дэш, нам надо на ту сторону.</text:p>
      <text:p text:style-name="P51"><text:span text:style-name="T12">– </text:span>Нет проблем. Я могу тебя перенести.</text:p>
      <text:p text:style-name="P51">Я с сомнением посмотрел на пегаску. Дэш в холке была мне по пояс.</text:p>
      <text:p text:style-name="P51"><text:span text:style-name="T12">–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1"><text:soft-page-break/>Мля.</text:p>
      <text:p text:style-name="P51"><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2">–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text:soft-page-break/>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9">– </text:span><text:span text:style-name="T53">прочитал охранник, близоруко щурясь.</text:span></text:p>
      <text:p text:style-name="P51"><text:span text:style-name="T12">– </text:span>Удостоверение личности предъявлять? <text:span text:style-name="T12">– </text:span>осведомился я.</text:p>
      <text:p text:style-name="P51"><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1">Дэш, ни слова не говоря, прислонила ухо к двери.</text:p>
      <text:p text:style-name="P51"><text:span text:style-name="T12">– </text:span>Будешь смеяться, но именно этим он и занят. Вызывает полицию по телефону. <text:span text:style-name="T12">– </text:span>сообщила пегаска.</text:p>
      <text:p text:style-name="P51"><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2">– </text:span>Сколько у нас времени?</text:p>
      <text:p text:style-name="P51">Дэш почесала в затылке.</text:p>
      <text:p text:style-name="P51"><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2">– </text:span>Тогда давай сначала обыщем контору. Если уж полиция всё равно едет сюда, так пусть у них хотя бы будет повод!</text:p>
      <text:p text:style-name="P51"><text:soft-page-break/></text:p>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1">Снаружи послышался вой сирены и цокот множества копыт.</text:p>
      <text:p text:style-name="P51"><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2">– </text:span>Это твои двадцать минут? <text:span text:style-name="T12">– </text:span>возмутился я. <text:span text:style-name="T12">– </text:span>Да ещё и десяти не прошло!</text:p>
      <text:p text:style-name="P51">Дэш вымучено скривилась.</text:p>
      <text:p text:style-name="P51"><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1">Я разбил топором стеклянные дверцы прибора и вытащил рубины.</text:p>
      <text:p text:style-name="P51"><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2">– </text:span>Ну уж фигушки. Я тебя тут не оставлю.</text:p>
      <text:p text:style-name="P51"><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2">– Н</text:span>е тупи! <text:span text:style-name="T12">– </text:span>упрямо мотнула головой пегаска. <text:span text:style-name="T12">–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2">– </text:span>Быстро за мной! <text:span text:style-name="T12">–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2">– Ю-</text:span>хууу<text:span text:style-name="T12">!!!</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text:soft-page-break/>На последнем этаже пегаска стояла в коридоре, с сомнением обозревая ряд дверей.</text:p>
      <text:p text:style-name="P51"><text:span text:style-name="T12">–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2">– Анон</text:span>, подвинься!</text:p>
      <text:p text:style-name="P51">Пегаска оттеснила меня крупом и повернулась к двери задом.</text:p>
      <text:p text:style-name="P51"><text:span text:style-name="T12">–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2">– </text:span>Ты чего на меня так уставился? <text:span text:style-name="T12">– </text:span>подозрительно спросила пегаска.</text:p>
      <text:p text:style-name="P51"><text:span text:style-name="T12">– </text:span>Да так… Не ожидал, что ты такая…</text:p>
      <text:p text:style-name="P51"><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2">– </text:span>Ты! Не! По! Нял! Те! Бе! Не! Льзя! Тут! Ос! Та! ВАТЬСЯ!!! <text:span text:style-name="T12">–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2">–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2">–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2">–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2">–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2">– </text:span>А это у нас кто? Гм-м. Пегаска. Вот так раз! Рэйнбоу Дэш! Какими судьбами?</text:p>
      <text:p text:style-name="P51"><text:span text:style-name="T12">– </text:span>ТРИКСИ! <text:span text:style-name="T12">– <text:s/></text:span>фейсхуфнула Дэш. <text:span text:style-name="T12">– </text:span>Во имя Селестии, ЧТО ты тут делаешь?!!</text:p>
      <text:p text:style-name="P51"><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1"><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1"><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2">– </text:span>Ей ведь нельзя рассказывать, да?</text:p>
      <text:p text:style-name="P51"><text:span text:style-name="T12">– </text:span>Нельзя. <text:span text:style-name="T12">– </text:span>подтвердил я. <text:span text:style-name="T12">–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oft-page-break/><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2">– </text:span>ОГО!</text:p>
      <text:p text:style-name="P51">Единорожка аж села на крыльцо от удивления.</text:p>
      <text:p text:style-name="P51"><text:span text:style-name="T12">–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2">– </text:span>Мы приняли решение не выдавать вас полиции в обмен на то, что вы расскажете нам о вашей секретной миссии!</text:p>
      <text:p text:style-name="P51"><text:span text:style-name="T12">– </text:span>Не пойдёт! <text:span text:style-name="T12">– </text:span>заявил я. <text:span text:style-name="T12">– </text:span>Я уже сказал, что это тайна. Мне добавить нечего.</text:p>
      <text:p text:style-name="P51"><text:span text:style-name="T12">– </text:span>Да неужели? <text:span text:style-name="T12">– </text:span>захлопала ресницами Трикси. <text:span text:style-name="T12">–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1"><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2">–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34">Исчезновение дневной главы диархии: Эквестрия в панике!</text:span>» (статья двухдневной давности).</text:p>
      <text:p text:style-name="P51">«<text:span text:style-name="T3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34">Да отстаньте же вы от меня! Он сказал, что ест пони, но я этого НЕ ВИДЕЛА!!!</text:span>»).</text:p>
      <text:p text:style-name="P51">«<text:span text:style-name="T3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8"><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2">–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text:soft-page-break/>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2">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7. <text:span text:style-name="T1">Деградация</text:span></text:h>
      <text:p text:style-name="P89"/>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34">Добро пожаловать в Груммингтон! Вам здесь рады!</text:span></text:p>
      <text:p text:style-name="P51"><text:span text:style-name="T34">Население города </text:span><text:span text:style-name="T71">302 пони</text:span><text:span text:style-name="T34">.</text:span></text:p>
      <text:p text:style-name="P51"><text:span text:style-name="T71">250 пони</text:span><text:span text:style-name="T34">.</text:span></text:p>
      <text:p text:style-name="P51"><text:span text:style-name="T71">125 поней</text:span><text:span text:style-name="T34">.</text:span></text:p>
      <text:p text:style-name="P51"><text:span text:style-name="T3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text:soft-page-break/>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4">Крепко обнимаю, чешу холку, хлопаю по шее! Твой Анон. </text:span><text:span text:style-name="T29">Дружба </text:span><text:span text:style-name="T44">—</text:span><text:span text:style-name="T29"> </text:span><text:span text:style-name="T3">э</text:span><text:span text:style-name="T29">то, </text:span><text:span text:style-name="T73">так её </text:span><text:span text:style-name="T3">разэтак</text:span><text:span text:style-name="T73">,</text:span><text:span text:style-name="T29"> магия!</text:span></text:p>
      <text:p text:style-name="Standard"><text:span text:style-name="T29">P.S. Мне тебя не хватает. Сильно.</text:span><text:span text:style-name="T62">»</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text:soft-page-break/>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71">37 пни</text:span></text:p>
      <text:p text:style-name="P69">24пн</text:p>
      <text:p text:style-name="P69">15</text:p>
      <text:p text:style-name="P51"><text:soft-page-break/><text:span text:style-name="T34">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34">Добро пожаловать в Груммингтон! Вам здесь рады!</text:span></text:p>
      <text:p text:style-name="P51"><text:span text:style-name="T34">Население города </text:span><text:span text:style-name="T71">302 пони</text:span><text:span text:style-name="T34">.</text:span></text:p>
      <text:p text:style-name="P51"><text:span text:style-name="T71">250 пони</text:span><text:span text:style-name="T34">.</text:span></text:p>
      <text:p text:style-name="P51"><text:span text:style-name="T71">125 поней</text:span><text:span text:style-name="T34">.</text:span></text:p>
      <text:p text:style-name="P51"><text:span text:style-name="T34">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text:soft-page-break/>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7">«</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7">».</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text:soft-page-break/>–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text:soft-page-break/>–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72">И товары</text:span> вовсе<text:span text:style-name="T72"> не </text:span>бесплатные<text:span text:style-name="T7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2">–</text:span> А какой у тебя там был образ жизни?</text:p>
      <text:p text:style-name="P51"><text:span text:style-name="T12">–</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2">–</text:span> Лягать-колотить! Ты сидел в тюрьме? За что тебя посадили?</text:p>
      <text:p text:style-name="P51"><text:span text:style-name="T12">–</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5">о такие… гм… заклинания. Ты </text:span><text:span text:style-name="T46">пишешь</text:span><text:span text:style-name="T55">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text:soft-page-break/>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3">Пегаска <text:span text:style-name="T12">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text:soft-page-break/>–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7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12">—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41">—</text:span> только <text:span text:style-name="T1">двадцать пять</text:span>. Одежда, правда, <text:span text:style-name="T1">здорово </text:span>мешает.</text:p>
      <text:p text:style-name="P3">ПЛЮХ! Оп-па!</text:p>
      <text:p text:style-name="P1"><text:soft-page-break/>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2">– </text:span>Выф-выф-вуф! <text:span text:style-name="T12">– </text:span>возразил я.</text:p>
      <text:p text:style-name="P53">Отпихнув от лица живот пегаски и выплюнув шерсть, я продолжил.</text:p>
      <text:p text:style-name="P53"><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2">– </text:span>Дэш, я знаю. Просто не могу о ней забыть.</text:p>
      <text:p text:style-name="P53">Пегаска тяжело поднялась.</text:p>
      <text:p text:style-name="P53"><text:span text:style-name="T12">– </text:span>Везёт же некоторым. <text:span text:style-name="T12">– </text:span>пробормотала она, раскрывая крылья для просушки.</text:p>
      <text:p text:style-name="P53">…</text:p>
      <text:p text:style-name="P53"><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0">– А</text:span><text:span text:style-name="T41">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oft-page-break/><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oft-page-break/><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32">. </text:span><text:span text:style-name="T37">Я не могу навязать тебе чувств…</text:span><text:span text:style-name="T32"> </text:span><text:span text:style-name="T3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oft-page-break/><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2">–</text:span> Про меня таки забыли. Отлично.</text:p>
      <text:p text:style-name="P53"><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3"><text:span text:style-name="T12">–</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2">– </text:span>Твайлайт, привет! Мы вернулись! <text:span text:style-name="T12">–</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2">– К</text:span>АКОГО ХУЯ?!! Твайлайт, ёб твою понимать, ты чё творишь? <text:span text:style-name="T12">– </text:span>я вцепился в ручку двери.</text:p>
      <text:p text:style-name="P53"><text:span text:style-name="T12">– </text:span>Твайли, ты чего? <text:span text:style-name="T12">– </text:span>брыкалась Дэш. <text:span text:style-name="T12">– </text:span>Немедленно опусти меня на пол!</text:p>
      <text:p text:style-name="P53"><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text:span text:style-name="T98">и</text:span>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text:soft-page-break/>Единорожка отвернулась к стеклянному шкафу и стала рыться в нём.</text:p>
      <text:p text:style-name="P53"><text:span text:style-name="T12">–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2">– </text:span>Твайлайт, не смей! <text:span text:style-name="T12">– </text:span>хриплым от ужаса голосом прошептал я. <text:span text:style-name="T12">– </text:span>Я тебе потом сниться буду!</text:p>
      <text:p text:style-name="P53"><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2">– </text:span>А-А-А-А-А-А!</text:p>
      <text:p text:style-name="P53">Вжик-вжи<text:span text:style-name="T99">к</text:span>-вжик!</text:p>
      <text:p text:style-name="P53">Лоскутья одежды полетели на пол. Я лежал на столе нагой, как новорождённый, и орал соответственно.</text:p>
      <text:p text:style-name="P53"><text:span text:style-name="T12">– О</text:span>у! <text:span text:style-name="T72">Что-то новенькое! </text:span>Это надо задокументировать, <text:span text:style-name="T99">хи-хи</text:span>.</text:p>
      <text:p text:style-name="P53">Невесть откуда взявшийся фотоаппарат сделал несколько снимков моего естества в разных ракурсах.</text:p>
      <text:p text:style-name="P53"><text:span text:style-name="T12">– </text:span>Хрен-то тебе зачем? <text:span text:style-name="T12">– </text:span>с бессильной злостью спросил я. <text:span text:style-name="T12">– </text:span><text:span text:style-name="T72">Т</text:span>ы собираешься устроить филиал порнхаба для пони-извращенцев?</text:p>
      <text:p text:style-name="P53"><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2">– </text:span>А если попроще?</text:p>
      <text:p text:style-name="P53"><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3"><text:span text:style-name="T12">–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oft-page-break/><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2">–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2">–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2">–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2">– </text:span>Никогда, слышишь, никогда больше не смей подымать меня…</text:p>
      <text:p text:style-name="P53"><text:span text:style-name="T12">– </text:span>Откуда я знала, что резонансное заклинание так среагирует на…</text:p>
      <text:p text:style-name="P53"><text:span text:style-name="T12">– А</text:span>нон? <text:span text:style-name="T12">– </text:span>пегаска заметила, что я открыл глаза. <text:span text:style-name="T12">– </text:span>Ты в порядке?</text:p>
      <text:p text:style-name="P53">Я издал нечто среднее между брачным рёвом лося и стоном умирающего слона.</text:p>
      <text:p text:style-name="P53"><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2">– </text:span>Итак, мы:</text:p>
      <text:p text:style-name="P53">а) Имеем резонаторные рубины для ускорителя.</text:p>
      <text:p text:style-name="P53"><text:soft-page-break/>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2">– Н</text:span>е умничай, сахарок! Ш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3"><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3"><text:span text:style-name="T12">– </text:span>Тебе-то на Понивилль точно махать! <text:span text:style-name="T12">– </text:span>огрызнулась фермерша. <text:span text:style-name="T12">– Т</text:span>вой дом, поди, не зацепит.</text:p>
      <text:p text:style-name="P53"><text:span text:style-name="T12">– </text:span>Что ты сказала? А ну, повтори? <text:span text:style-name="T12">– </text:span>взвилась пегаска.</text:p>
      <text:p text:style-name="P53"><text:span text:style-name="T12">– </text:span>Не ссорьтесь, девчёнки. <text:span text:style-name="T12">– </text:span>встрял я. <text:span text:style-name="T12">– </text:span>Ничем рисковать не придётся. У меня есть другой вариант. Я ещё в Фетлоке о нём вспомнил.</text:p>
      <text:p text:style-name="P53"><text:span text:style-name="T12">– </text:span>Ась?</text:p>
      <text:p text:style-name="P53"><text:span text:style-name="T12">– </text:span>Что?</text:p>
      <text:p text:style-name="P53"><text:span text:style-name="T12">– </text:span>Какой? <text:span text:style-name="T12">– </text:span>разом <text:span text:style-name="T12">о</text:span>бернулась ко мне компания.</text:p>
      <text:p text:style-name="P53"><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3"><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2">– Л</text:span>ягать! <text:span text:style-name="T12">– </text:span>сморщилась Эпплджек. <text:span text:style-name="T12">– </text:span>У меня после ожерелья Честности в башке гудит, шо после маковского сидра!</text:p>
      <text:p text:style-name="P53"><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2">– </text:span>Рэр, иногда лучше жевать, чем говорить. Вот честно!</text:p>
      <text:p text:style-name="P53"><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2">– </text:span>Они лежали в нагрудном кармане рубашки.</text:p>
      <text:p text:style-name="P53">Твайлайт отвлеклась от доски.</text:p>
      <text:p text:style-name="P53"><text:span text:style-name="T12">–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oft-page-break/><text:span text:style-name="T12">– </text:span>Вот, прибрался малёхо. Но с потолка сажу ещё не успел счистить, там стремянка нужна.</text:p>
      <text:p text:style-name="P53"><text:span text:style-name="T12">– </text:span>Спайки-Вайки, не выкидывай одежду, пожалуйста. В ней должны быть рубины.</text:p>
      <text:p text:style-name="P53"><text:span text:style-name="T12">– </text:span>Какие ещё рубины? <text:span text:style-name="T12">– </text:span>переспросил Спайк и зажевал быстрее.</text:p>
      <text:p text:style-name="P53"><text:span text:style-name="T12">–</text:span> Резонаторные! <text:span text:style-name="T12">–</text:span> холодея, ответил я. <text:span text:style-name="T12">– </text:span>В кармане рубашки должны лежать четыре кристалла.</text:p>
      <text:p text:style-name="P53"><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5"/>
      <text:p text:style-name="P53">…</text:p>
      <text:p text:style-name="P53"/>
      <text:p text:style-name="P53"><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2">– Н</text:span>он-нон? Ты сейчас правильный, или нет?</text:p>
      <text:p text:style-name="P53"><text:span text:style-name="T12">– А</text:span>нон, ты как? Тебе уже лучше? <text:span text:style-name="T12">– </text:span>в прямоугольнике появилась голова Рэйнбоу Дэш.</text:p>
      <text:p text:style-name="P53"><text:span text:style-name="T12">– </text:span>Фигурально выражаясь, ты в себе? <text:span text:style-name="T12">– </text:span>вклинилась между ними Твайлайт Спаркл.</text:p>
      <text:p text:style-name="P53"><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2">– </text:span>Отпустите. Я уже правильный. <text:span text:style-name="T12">–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3"><text:span text:style-name="T12">– </text:span>Спайк!!! Немедленно… <text:s/>сбегай к Кейкам за выпечкой! Нам всем нужно успокоиться.</text:p>
      <text:p text:style-name="P53"><text:span text:style-name="T12">–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2">– </text:span>Ты точно знаешь, шо делаешь? <text:span text:style-name="T12">– </text:span>переспросила Эпплджек. <text:span text:style-name="T12">– </text:span>Мне бы не хотелось, чтоб от Понивилля остались одни головешки.</text:p>
      <text:p text:style-name="P53"><text:span text:style-name="T12">– </text:span>Не беспокойся, всё просчитано. Я уверена, я подчёркиваю, я абсолютно уверена в безопасности эксперимента!</text:p>
      <text:p text:style-name="P53"><text:span text:style-name="T12">– </text:span>Ой, шо-то мне нехорошо становится, когда ты так говоришь…</text:p>
      <text:p text:style-name="P53"><text:span text:style-name="T12">– </text:span>Девочки, приготовились! Начинаю обратный отсчёт! Десять! Девять! Восемь! Семь!</text:p>
      <text:p text:style-name="P53"><text:soft-page-break/>Гудение синхрофазотрона усилилось. Картинка у меня перед глазами поплыла.</text:p>
      <text:p text:style-name="P53"><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2">– </text:span>А-а-а, ты всё-таки пришёл… <text:span text:style-name="T12">–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oft-page-break/><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2">–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2">–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2">– </text:span>Сожалеем, что не можем убить тебя.</text:p>
      <text:p text:style-name="P53">Обернувшись я встречаюсь с рогом аликорницы, нацеленным мне в грудь.</text:p>
      <text:p text:style-name="P53"><text:span text:style-name="T12">–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2">–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2">–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2">– </text:span>Кимеринн погиб, чтобы ты жил.</text:p>
      <text:p text:style-name="P53">Шаг назад.</text:p>
      <text:p text:style-name="P53"><text:span text:style-name="T12">– </text:span>Сел осталась без магии и развоплотилась из-за тебя.</text:p>
      <text:p text:style-name="P53">Шаг назад.</text:p>
      <text:p text:style-name="P53"><text:span text:style-name="T12">–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soft-page-break/>…</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2">–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47">– </text:span><text:span text:style-name="T36">Шейла! Шейла Блюскай! И я уже не малышка! </text:span><text:span text:style-name="T47">– </text:span><text:span text:style-name="T36">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4">***</text:p>
      <text:p text:style-name="P54"/>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41">— </text:span><text:span text:style-name="T1">т</text:span>ы стал слишком бледный. Я решила прервать <text:span text:style-name="T1">заклинание</text:span>. Как ты себя…</text:p>
      <text:p text:style-name="P1"><text:soft-page-break/><text:span text:style-name="T50">–</text:span><text:span text:style-name="T41"> …чувствуешь, дорогая Рэрити?! Я могу чем-нибудь помочь? Вот, выпей воды! </text:span><text:span text:style-name="T50">–</text:span><text:span text:style-name="T41">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2">– </text:span>Ну <text:span text:style-name="T91">шо</text:span>? Увидел <text:span text:style-name="T91">шо</text:span>-нибудь, сахарок?</text:p>
      <text:p text:style-name="P53">Пони уставились на меня с надеждой.</text:p>
      <text:p text:style-name="P53"><text:span text:style-name="T12">– </text:span>Да.</text:p>
      <text:p text:style-name="P53">Откровение давило на психику как тонна кирпичей. Я не знал, что им сказать. Я не мог.</text:p>
      <text:p text:style-name="P53"><text:span text:style-name="T12">– П</text:span>ревосходно!</text:p>
      <text:p text:style-name="P53"><text:span text:style-name="T12">– </text:span>Это просто супер-дупер-здоровски-потрясно!</text:p>
      <text:p text:style-name="P53"><text:span text:style-name="T12">– </text:span>Йей!</text:p>
      <text:p text:style-name="P53"><text:span text:style-name="T12">– </text:span>Ю-ху!</text:p>
      <text:p text:style-name="P53"><text:span text:style-name="T12">– О</text:span>фигенно! Мы победили! <text:span text:style-name="T89">Анон</text:span>, ты молодец!</text:p>
      <text:p text:style-name="P53"><text:span text:style-name="T12">– </text:span>Замечательно! Секундочку, я приготовлю дневник…</text:p>
      <text:p text:style-name="P53">Восторг пони постепенно сменился ожиданием. Я молчал.</text:p>
      <text:p text:style-name="P53"><text:span text:style-name="T12">– </text:span>Эм-м? И что же ты увидел? <text:span text:style-name="T12">– </text:span>не выдержала Твайлайт.</text:p>
      <text:p text:style-name="P53"><text:span text:style-name="T12">– </text:span>Я… не могу сказать <text:span text:style-name="T89">этого</text:span>.</text:p>
      <text:p text:style-name="P53">Ожидание сменилось недоумением. Рэйнбоу Дэш насмешливо скривила губы.</text:p>
      <text:p text:style-name="P53"><text:span text:style-name="T12">– </text:span>Да ладно! Кончай прикалываться, <text:span text:style-name="T89">Анон</text:span>, мы же ждём! Шутка зачлась!</text:p>
      <text:p text:style-name="P53"><text:span text:style-name="T12">– </text:span>Не могу!!!</text:p>
      <text:p text:style-name="P53"/>
      <text:p text:style-name="P53">…</text:p>
      <text:p text:style-name="P53"/>
      <text:p text:style-name="P53">Молчание прервала Эпплджек.</text:p>
      <text:p text:style-name="P53"><text:span text:style-name="T12">– </text:span>Сахарок, с тобой всё в порядке?</text:p>
      <text:p text:style-name="P53">Дэш подошла ко мне вплотную, обняла <text:span text:style-name="T90">меня за</text:span> <text:span text:style-name="T90">шею</text:span> и прижалась нос к носу.</text:p>
      <text:p text:style-name="P53"><text:span text:style-name="T12">– </text:span><text:span text:style-name="T19">Анон</text:span>, ты чего? <text:span text:style-name="T12">– </text:span>прошептала она. <text:span text:style-name="T12">– </text:span>Тебя во сне кто-то заколдовал? Мигни мне правым глазом, если да.</text:p>
      <text:p text:style-name="P53">Я высвободился из объятий пегаски.</text:p>
      <text:p text:style-name="P53"><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2">– </text:span>Конски яблоки! Вот это поворот! А мне так хотелось узнать, <text:span text:style-name="T91">шо</text:span> за нечисть тут орудует!</text:p>
      <text:p text:style-name="P53"><text:span text:style-name="T12">– </text:span>Твай, а мне кажется, <text:span text:style-name="T91">Анона</text:span>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2">– </text:span>Дорогая, к слову о проверках: у меня уже кончилась джинсовая ткань на новый комплект одежды для <text:span text:style-name="T91">Анона</text:span>! Впрочем, может быть, ты хочешь, чтобы он ходил без одежды? Это было бы лю-бо-пыт-но!</text:p>
      <text:p text:style-name="P53"><text:span text:style-name="T12">– </text:span>Рэр, отвали!</text:p>
      <text:p text:style-name="P53"><text:soft-page-break/><text:span text:style-name="T12">– </text:span>Оу, какие страсти! Ладно-ладно, не сердись, дорогая, не мешаю!</text:p>
      <text:p text:style-name="P53"><text:span text:style-name="T12">– </text:span>А, может, не надо? Если <text:span text:style-name="T91">Анон, эм-м,</text:span> сказал, что боится за нас, то у него, наверное, есть причины. Давайте <text:s/>лучше разойдёмся по домам и, <text:span text:style-name="T92">эм-м, </text:span>подумаем. А соберёмся завтра. Когда придумаем что-нибудь. Или не завтра, а послезавтра. Или после-послезавтра. Или…</text:p>
      <text:p text:style-name="P53"><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2">– </text:span>Стойте!</text:p>
      <text:p text:style-name="P53">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3"><text:span text:style-name="T12">– </text:span>Ага, вот! Нашла! <text:span text:style-name="T93">Анон</text:span> прав! В «Заклинании Последнего Шанса» есть такое! <text:span text:style-name="T12">– </text:span>единорожка принялась зачитывать отрывок.</text:p>
      <text:p text:style-name="P53">…</text:p>
      <text:p text:style-name="P53">«<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9">и </text:span><text:span text:style-name="T14">слишком громко думать. И сообщить способ спасения — означает его разрушить.</text:span>»</text:p>
      <text:p text:style-name="P53">…</text:p>
      <text:p text:style-name="P53"><text:span text:style-name="T12">– </text:span>Ты хочешь сказать, если <text:span text:style-name="T93">Анон</text:span>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3">Пегаска сжала голову копытами. <text:span text:style-name="T93">Твайлайт просветлела мордочкой и подбежала к доске.</text:span></text:p>
      <text:p text:style-name="P53"><text:span text:style-name="T12">– </text:span>Это может быть случай так называемого «кота Шротингера». Никогда бы не подумала, что он мне встретится на практике!</text:p>
      <text:p text:style-name="P53"><text:span text:style-name="T93">Твайлайт</text:span> протёрла доску тряпочкой и нарисовала на ней коробку.</text:p>
      <text:p text:style-name="P53"><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3"><text:span text:style-name="T12">–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3"><text:span text:style-name="T12">– </text:span>Бедный котик. <text:span text:style-name="T12">– </text:span>прошептала Флаттершай.</text:p>
      <text:p text:style-name="P53">Я насторожился, услышав знакомое заклинание.</text:p>
      <text:p text:style-name="P53"><text:span text:style-name="T12">– </text:span>Стой! Откуда тебе известно про заклинание Стирания?</text:p>
      <text:p text:style-name="P53"><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3"><text:span text:style-name="T12">– </text:span>Гм. Ну ладно, продолжай.</text:p>
      <text:p text:style-name="P53"><text:span text:style-name="T12">– </text:span>Так вот, по условию эксперимента известно, что вероятность того, что кто-то откроет ящик, ненулевая.</text:p>
      <text:p text:style-name="P53"><text:span text:style-name="T12">– </text:span>И что это означает, дорогая? <text:span text:style-name="T12">– </text:span>спросила Рэрити.</text:p>
      <text:p text:style-name="P53"><text:span text:style-name="T12">– </text:span>Это значит, что кто-нибудь когда-нибудь обязательно откроет его.</text:p>
      <text:p text:style-name="P53"><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3"><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text:soft-page-break/>Твайлайт прокашлялась, отпила из графина и продолжила.</text:p>
      <text:p text:style-name="P53"><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2">–</text:span> То есть, ты хошь сказать, <text:span text:style-name="T94">шо</text:span> мы все — навроде этого кота, а <text:span text:style-name="T94">Анон</text:span> боится открыть ящик? <text:span text:style-name="T94">Шоб</text:span> мы не исчезли окончательно?</text:p>
      <text:p text:style-name="P53"><text:span text:style-name="T12">– </text:span>Нечто <text:span text:style-name="T94">вроде</text:span>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141"><text:span text:style-name="T12">– </text:span>Эм-м. Мне очень жаль, но ситуация ещё хуже. Всё примерно так, как Твайлайт описала. <text:span text:style-name="T94">Если я расскажу вам, в чём проблема с вами — вы, с большой вероятностью, тотчас же исчезнете. Я просто уверен в этом. Но самое плохое в том,</text:span> что я не знаю, <text:span text:style-name="T94">как вам помочь.</text:span> Совсем. Я не увидел разгадки во сне. Мне очень жаль. <text:span text:style-name="T94">Пони продолжат исчезать, а Эквестрия — разрушаться.</text:span></text:p>
      <text:p text:style-name="P53">…</text:p>
      <text:p text:style-name="P53"><text:span text:style-name="T12">– </text:span>Лягать! <text:span text:style-name="T12">– </text:span>выругалась Дэш. <text:span text:style-name="T12">– </text:span>Значит, наши усилия по доставке резонаторов пошли лесом.</text:p>
      <text:p text:style-name="P53"><text:span text:style-name="T12">–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2">– </text:span>Тихо! Спайк, будь добр, сбегай к Кейкам за выпечкой. Нам надо успокоиться. <text:span text:style-name="T94">Анон</text:span>, хоть про Селестию ты нам можешь рассказать?</text:p>
      <text:p text:style-name="P53"><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3"><text:span text:style-name="T12">– А </text:span>как ты узнал… <text:span text:style-name="T12">– </text:span>начала было единорожка, но её перебил напряжённый голос Спайка.</text:p>
      <text:p text:style-name="P53"><text:span text:style-name="T12">– </text:span>Твай! <text:span text:style-name="T12">– </text:span>дракончик стоял в дверях спиной к нам. <text:span text:style-name="T12">–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2">– </text:span><text:span text:style-name="T20">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3">Мы с пегаской застыли в синем левитационном поле и поплыли к Луне.</text:p>
      <text:p text:style-name="P53"><text:soft-page-break/><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text:span text:style-name="T95">Ты был несправделив к книгоежке, Анон!</text:span></text:p>
      <text:p text:style-name="P53"><text:span text:style-name="T12">–</text:span> Что? Мы не ослышались? ТЫ СМЕЕШЬ МЕШАТЬ НАМ?!!</text:p>
      <text:p text:style-name="P53">Нас опять потащило к Луне. Дэш подпёрла голову копытом, <text:span text:style-name="T95">закатила глаза и </text:span>скорчила скучающую мину.</text:p>
      <text:p text:style-name="P53"><text:span text:style-name="T12">–</text:span> Мне очень жаль, Ваше Высочество, но Селестия назначила <text:span text:style-name="T95">Анонимуса</text:span> МОИМ <text:span text:style-name="T99">начальником</text:span>,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2">–</text:span> ДОВОЛЬНО! НАМ НАДОЕЛА ЭТА НЕПОКОРНОСТЬ! ПОЗНАЙ ГНЕВ ПРИНЦЕССЫ НОЧИ!!!</text:p>
      <text:p text:style-name="P53"><text:span text:style-name="T12">–</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3"><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3"><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3"><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oft-page-break/><text:span text:style-name="T12">– О</text:span>хренеть! <text:span text:style-name="T12">– </text:span>чертыхнулся Спайк. <text:span text:style-name="T12">– </text:span><text:s/>Твай, она создаёт сферу стихий!</text:p>
      <text:p text:style-name="P53"><text:span text:style-name="T12">– </text:span>Вижу! <text:span text:style-name="T12">– </text:span>донёсся голос единорожки из-под потолка. <text:span text:style-name="T12">–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2">– </text:span>Погоди. У меня есть вариант получше.</text:p>
      <text:p text:style-name="P53">Я вылез из-под шкафа и попрыгал на одной ноге в центр зала.</text:p>
      <text:p text:style-name="P53"><text:span text:style-name="T12">– </text:span>Стойте! Прекратите! Да остановитесь же!!!</text:p>
      <text:p text:style-name="P53">Аликорница и шестёрка уставились на меня.</text:p>
      <text:p text:style-name="P53"><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3"><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2">– </text:span>Как ты её назвал? <text:span text:style-name="T12">– </text:span>отвалилась челюсть у аликорницы.</text:p>
      <text:p text:style-name="P53"><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3"><text:span text:style-name="T12">– </text:span>Что? <text:span text:style-name="T12">–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2">–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2">– </text:span>Что тут случилось? Почему все висят в воздухе? И всё вот это?</text:p>
      <text:p text:style-name="P53">Голос Спайка откуда-то из подвала ответил:</text:p>
      <text:p text:style-name="P53"><text:span text:style-name="T12">– </text:span>Потому что Твайлайт остановила время. В радиусе девяти метров, как мне кажется. Или десяти.</text:p>
      <text:p text:style-name="P53"><text:soft-page-break/><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2">–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2">–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2">– </text:span>Эм-м, я вам подхожу?</text:p>
      <text:p text:style-name="P53"><text:span text:style-name="T12">– </text:span>КТО ТЫ? <text:span text:style-name="T100">ПРЕДСТАВЬСЯ!</text:span></text:p>
      <text:p text:style-name="P53"><text:span text:style-name="T12">– </text:span>Эм-м, Лира Хартстрингс, единорог. Я не то, чтобы маг, моя специализация — музыка…</text:p>
      <text:p text:style-name="P53"><text:span text:style-name="T12">– </text:span>ГОДИТСЯ! ТЫ ВИДИШЬ ТОЧКУ СИНГУЛЯРНОСТИ?</text:p>
      <text:p text:style-name="P53"><text:span text:style-name="T12">– </text:span>Эм-м?</text:p>
      <text:p text:style-name="P53">Голос Спайка пояснил:</text:p>
      <text:p text:style-name="P53"><text:span text:style-name="T12">– </text:span>Вон та яркая искорка над лестницей, у которой вся картинка искривляется.</text:p>
      <text:p text:style-name="P53"><text:span text:style-name="T12">– </text:span>Да! Вижу.</text:p>
      <text:p text:style-name="P53"><text:span text:style-name="T12">– </text:span>ТЕПЕРЬ ЛЕВИТИРУЙ ПРИМАТА В ТОЧКУ СИНГУЛЯРНОСТИ.</text:p>
      <text:p text:style-name="P53"><text:span text:style-name="T12">– </text:span>Чег<text:span text:style-name="T100">о-о-о</text:span>?!! <text:span text:style-name="T12">– </text:span>возопило моё малое сознание.</text:p>
      <text:p text:style-name="P53"><text:span text:style-name="T12">– </text:span>Эм-м… Зачем?</text:p>
      <text:p text:style-name="P53"><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3"><text:soft-page-break/><text:span text:style-name="T12">– </text:span>Вы даёте слово, что человеку не будет причинён вред? <text:span text:style-name="T12">– </text:span>голос Лиры обрёл непривычную твёрдость.</text:p>
      <text:p text:style-name="P53"><text:span text:style-name="T12">– </text:span>КАК ТЫ СМЕЕШЬ СОМНЕВАТЬСЯ В НАС, СВОЕЙ ПРИНЦЕССЕ?</text:p>
      <text:p text:style-name="P53"><text:span text:style-name="T12">– Я </text:span>не сомневаюсь в вас, Ваше Высочество… Потому и требую слова!</text:p>
      <text:p text:style-name="P53"><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2">– </text:span>Ну, блядь, спасибо! <text:span text:style-name="T12">– </text:span>подумал я.</text:p>
      <text:p text:style-name="P53"><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2">–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2">– </text:span>Итак, Мы ждём <text:span text:style-name="T12">– а</text:span>ликорница смотрела на меня выжидающе. <text:span text:style-name="T12">– Т</text:span>ы говорил, что знаешь, где искать <text:span text:style-name="T100">С</text:span>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2">– </text:span>Давай по-порядку. <text:span text:style-name="T12">– о</text:span>становила меня Луна. <text:span text:style-name="T12">–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text:span text:style-name="T101">Ей пришлось потратить все силы на то, чтобы вырвать тебя из лап твоего мира.</text:span>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2">– </text:span>Теперь ты понимаешь, почему Мы виним тебя в развоплощении сестры?</text:p>
      <text:p text:style-name="P53"><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3">Луна пристально взглянула на меня и понимающе склонила голову.</text:p>
      <text:p text:style-name="P53"><text:span text:style-name="T12">– </text:span>Мы знаем, иногда так бывает. Продолжай.</text:p>
      <text:p text:style-name="P53"><text:span text:style-name="T12">– </text:span>Ты ведь читала дневник Твайлайт о результатах эксперимента с заклинанием <text:span text:style-name="T101">Прозрения</text:span>? Вспомни запись сна Рэрити. Колонна пони, уходящих в <text:span text:style-name="T101">Ч</text:span>ёрный <text:span text:style-name="T101">Э</text:span>кран.</text:p>
      <text:p text:style-name="P53"><text:span text:style-name="T12">– </text:span>Да, помним.</text:p>
      <text:p text:style-name="P53"><text:span text:style-name="T12">– </text:span>Так вот, в той колонне, окружённая со всех сторон пони, стояла твоя сестра. Она стояла в очереди к <text:span text:style-name="T101">Ч</text:span>ёрному <text:span text:style-name="T101">Э</text:span>крану. А за экраном был мой мир. Я узнал его!</text:p>
      <text:p text:style-name="P53">В разговор встряла Твайлайт, до этого тихо стоявшая в сторонке.</text:p>
      <text:p text:style-name="P53"><text:span text:style-name="T12">– </text:span><text:span text:style-name="T22">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2">– </text:span><text:span text:style-name="T22">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text:span text:style-name="T101">душами </text:span>жител<text:span text:style-name="T101">ей</text:span>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142"><text:span text:style-name="T12">– </text:span>Ты что-то недоговариваешь. <text:span text:style-name="T12">– </text:span>шепнула <text:span text:style-name="T101">Луна</text:span>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text:span text:style-name="T101">от Нас </text:span>ложь.</text:p>
      <text:p text:style-name="P53">Аликорница вернулась на место, воссоединившись с двойником.</text:p>
      <text:p text:style-name="P53"><text:soft-page-break/><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2">– </text:span>Очевидно, нам нужно проникнуть в мир <text:span text:style-name="T101">Анона</text:span>, отыскать там принцессу и вернуться с ней назад. Для проникновения и возврата можно воспользоваться коридором, проложенным из мира <text:span text:style-name="T101">Анона</text:span>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3">Луна сморщила нос при этих словах, но всё же кивнула.</text:p>
      <text:p text:style-name="P53"><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2">– </text:span>Я приглашу их. Они не откажутся.</text:p>
      <text:p text:style-name="P53"><text:span text:style-name="T12">– </text:span>Что ж, ещё одной проблемой меньше. Теперь нужно решить, как найти Сел. Кто-то должен отправиться за ней.</text:p>
      <text:p text:style-name="P53"><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3"><text:span text:style-name="T12">– </text:span>А если…</text:p>
      <text:p text:style-name="P53"><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2">– </text:span>Остаётся ещё одна проблема. <text:span text:style-name="T12">– </text:span>тихо сказала <text:span text:style-name="T101">тёмная </text:span>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3"><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text:span text:style-name="T101">л</text:span>уне ещё в первую сотню лет. Мы выстояли только благодаря ей. Смешно, но выслав Нас на тысячу лет <text:span text:style-name="T101">в изгнание</text:span>, Сестра наказала больше себя, чем Нас. Впрочем, Сел никогда не отличалась сильной логикой.</text:p>
      <text:p text:style-name="P53"><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2">– </text:span>Почему же ты не смогла найти меня с его помощью?</text:p>
      <text:p text:style-name="P53">Аликорница смутилась.</text:p>
      <text:p text:style-name="P53"><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3"><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text:span text:style-name="T101">с подозрением</text:span>. Что она знает о нас с Сел?</text:p>
      <text:p text:style-name="P53"><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3"><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3"><text:span text:style-name="T12">– </text:span>А также совместить приятное с полезным. <text:span text:style-name="T12">– </text:span>не удержался я <text:span text:style-name="T102">от подколки</text:span>.</text:p>
      <text:p text:style-name="P48">Луна бросила на меня тяжёлый взгляд.</text:p>
      <text:p text:style-name="P51"><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2">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text:soft-page-break/>– Я не виноват. – буркнул я. – Селестия вылечила меня от кучи болячек. <text:span text:style-name="T1">На почве общего оздоровления у</text:span> меня начался <text:span text:style-name="T102">жёстокий </text:span>спермотоксикоз.</text:p>
      <text:p text:style-name="P48"><text:span text:style-name="T17">– Что?!! – с недоверием воскликнула Луна. – Сестра никогда не умела лечить. И сейчас не умеет </text:span><text:span text:style-name="T68">—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68">— она готова отпилить себе крыло, дабы </text:span><text:span text:style-name="T69">защитить</text:span><text:span text:style-name="T68"> кого-то </text:span><text:span text:style-name="T69">от </text:span><text:span text:style-name="T68">солнц</text:span><text:span text:style-name="T69">а</text:span><text:span text:style-name="T68">!</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68">—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2">– </text:span><text:span text:style-name="T23">Анон</text:span>,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2">– </text:span>Спасибо, Дэш. Ты настоящий друг.</text:p>
      <text:p text:style-name="P53"><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8" text:outline-level="2"><text:soft-page-break/><text:span text:style-name="T1">22</text:span>. <text:span text:style-name="T1">Лучший</text:span> Гранд Галопин<text:span text:style-name="T1">г</text:span> Гала <text:span text:style-name="T1">в истории</text:span></text:h>
      <text:p text:style-name="P77"/>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2">– </text:span>Да <text:span text:style-name="T103">ш</text:span>о ж такое творится-то! Ни в жисть не поверю, <text:span text:style-name="T103">что</text:span>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2">– </text:span>Какая жалость, что это всё из-за вампирского мира! <text:span text:style-name="T12">– </text:span>пробормотала Рэрити. <text:span text:style-name="T12">– </text:span>Самое <text:span text:style-name="T103">бы </text:span>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2">– </text:span><text:span text:style-name="T24">Анон</text:span>, ты тут? <text:span text:style-name="T12">–</text:span>Дэш просунула нос в дверь, не дожидаясь отклика. <text:span text:style-name="T12">– </text:span>Ага, вот ты где! Я с тобой!</text:p>
      <text:p text:style-name="P53">Она швырнула перемётные сумки мне на постель и пошла к выходу.</text:p>
      <text:p text:style-name="P53"><text:span text:style-name="T12">– </text:span>Ну, чего застрял? Пошли скорее, а то на хавчик опоздаем! <text:span text:style-name="T12">–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2">– </text:span>Располагайтесь. <text:span text:style-name="T12">–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3"><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3"><text:span text:style-name="T12">– </text:span>Мы узнали у шеф-повара <text:span text:style-name="T103">С</text:span>естры о твоих кулинарных предпочтениях. <text:span text:style-name="T12">– у</text:span>лыбнулась мне Луна. <text:span text:style-name="T12">– </text:span>Не в обиду, но ты первый примат-<text:span text:style-name="T103">митарианец</text:span> на Нашей памяти. Насколько Нам известно, рацион обезьян состоит из фруктов и листьев бамбука.</text:p>
      <text:p text:style-name="P53">Я мило улыбнулся ей в ответ <text:span text:style-name="T103">и</text:span> закинул в рот пучок петрушки.</text:p>
      <text:p text:style-name="P53"><text:span text:style-name="T12">–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text:soft-page-break/>–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text:span text:style-name="T104">С</text:span>естрой замка. Нам нужно заново открыть коридор, по которому человек <text:span text:style-name="T104">Анонимус</text:span> прибыл к нам и переправить его обратно.</text:p>
      <text:p text:style-name="P143">– Прибыл к нам, ага. А я-то думал, <text:span text:style-name="T104">Сахарная Ватка</text:span> сама вытащила на нашу голову эту обезьяну из мухосранска. – <text:span text:style-name="T104">громко </text:span>прочавкал сам себе Дискорд.</text:p>
      <text:p text:style-name="P53">– <text:span text:style-name="T104">Анонимус</text:span>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text:soft-page-break/>–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text:span text:style-name="T104">т</text:span>е<text:span text:style-name="T104">л</text:span>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text:span text:style-name="T104">Наши</text:span>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text:span text:style-name="T105">Трейдишнс</text:span>.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text:soft-page-break/>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text:soft-page-break/>–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text:soft-page-break/>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ли-Селли… Ну почему ты такая… – пробормотал я сквозь слёзы.</text:p>
      <text:p text:style-name="P53"/>
      <text:p text:style-name="P54">***</text:p>
      <text:p text:style-name="P77">INXS – Suicide blonde</text:p>
      <text:p text:style-name="P5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lt;<text:span text:style-name="T70">Ace Enders – million different people</text:span>&gt;</text:p>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text:soft-page-break/>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3">усесться поудобнее там, где стоишь, и слушать-слушать-слушать (танцевать?)</text:span>.</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8">д</text:span>ЕсЬ БЫл <text:span text:style-name="T79">д</text:span>ИскОр<text:span text:style-name="T77">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text:soft-page-break/>– Скрываться за колонной — плохая идея.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 Луна с некоторым смущением сообщила:</text:p>
      <text:p text:style-name="P53">–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text:soft-page-break/>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0"></text:span><text:span text:style-name="T81"> сидел, прислонившись к стенке. Оранжевая лампочка по прежнему горела на налобни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3">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text:soft-page-break/>«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82">Зафиксирована опасная ситуация. Сознание пациента </text:span><text:span text:style-name="T83">&lt;</text:span><text:span text:style-name="T82">Селестия</text:span><text:span text:style-name="T83">&gt;</text:span><text:span text:style-name="T82"> не регистрируется. Активируется протокол экстренной эвакуации пациента </text:span><text:span text:style-name="T83">&lt;</text:span><text:span text:style-name="T82">Селестия</text:span><text:span text:style-name="T83">&gt;</text:span><text:span text:style-name="T82"> к </text:span><text:span text:style-name="T83">&lt;</text:span><text:span text:style-name="T82">Луна</text:span><text:span text:style-name="T83">&gt;</text:span><text:span text:style-name="T8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3"/>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оттянул галстук от горла.</text:p>
      <text:p text:style-name="P53">– В каком ещё низу???</text:p>
      <text:p text:style-name="P53">– Ну… внизу. С остальным Кантерлотом… – я чувствовал себя дебилом.</text:p>
      <text:p text:style-name="P53"><text:soft-page-break/>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Осколки</text:span></text:h>
      <text:p text:style-name="P80">Electric Light Orchestra – Sorrow about to fall</text:p>
      <text:p text:style-name="P53">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text:p>
      <text:p text:style-name="P53">– Эй-Джей, гляди, твоя ферма! – Дэш указала на ряды деревьев на окраине городка.</text:p>
      <text:p text:style-name="P53">– Агась, она! – кивнула фермерша. – А это значит, скоро приедем.</text:p>
      <text:p text:style-name="P5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3">– Итак, на рассвете мы достигнем цели. Надеюсь, все помнят план действий. Мы высаживаемся группой у входа и…</text:p>
      <text:p text:style-name="P53">– Прячемся?</text:p>
      <text:p text:style-name="P53">– Дерёмся с пландерсидами?</text:p>
      <text:p text:style-name="P53">– Создаём магическое убежище?</text:p>
      <text:p text:style-name="P53">– Нет!</text:p>
      <text:p text:style-name="P53">Луна поднесла копыто ко рту и прокашлялась.</text:p>
      <text:p text:style-name="P5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text:soft-page-break/>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человек?</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3">–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8">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8">—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47">–</text:span><text:span text:style-name="T36"> Ну хорошо, а кто вами правит? Аликорн? Драконикус? Какой-нибудь человек с рогом во лбу? Или у вас нет правителя?</text:span></text:p>
      <text:p text:style-name="P34"><text:span text:style-name="T12">–</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72">трид</text:span><text:span text:style-name="T1">цать лет, если его сменят через </text:span><text:span text:style-name="T7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Макс?</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text:soft-page-break/>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3">– Супер-дупер-верно!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Макс.</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text:soft-page-break/>Луна опустила мне на колени небольшую карточку из серебра.</text:p>
      <text:p text:style-name="P53"/>
      <text:p text:style-name="P71"><text:span text:style-name="T12">~~~ </text:span>Человек Макс <text:span text:style-name="T12">~~~</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29">26.07.2143</text:p>
      <text:p text:style-name="P53"/>
      <text:p text:style-name="P54">***</text:p>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text:soft-page-break/>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25">«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34">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text:soft-page-break/>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31">Описать нарастание депрессивных мыслей от описанных случая к случаю</text:span><text:span text:style-name="T12">&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41">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text:soft-page-break/>–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text:soft-page-break/></text:p>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1">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0"><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1"/>
      <text:p text:style-name="P92">Кажется, я уже это встречал раньше! Не помню только, где и когда.</text:p>
      <text:p text:style-name="P91"/>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oft-page-break/><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4</text:span>. <text:span text:style-name="T1">Терра</text:span></text:h>
      <text:h text:style-name="P149" text:outline-level="3">Воскресение</text:h>
      <text:p text:style-name="P48">&lt;<text:span text:style-name="T8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6">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text:soft-page-break/>Болевой порог был пройден. Страх, смех, любовь, ярость, дружба <text:span text:style-name="T38">— феерия эмоций наполняла меня во время пребывания в ярком нескладном мире, что остался позади. </text:span><text:span text:style-name="T42">Я тогда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25">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text:soft-page-break/>–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84">Michael Jackson — Get out of my mind</text:span>&gt;</text:p>
      <text:p text:style-name="P1">Административная консоль приветственно мигнула зелёным шрифтом. Я поправил микрофон.</text:p>
      <text:p text:style-name="P1"><text:span text:style-name="T41">– </text:span>Привет, Нэш. Это Анон.</text:p>
      <text:p text:style-name="P1"><text:span text:style-name="T41">– </text:span>Привет, Анон. Рад тебя видеть!</text:p>
      <text:p text:style-name="P1"><text:soft-page-break/>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2">кликнул по ним правой кнопкой </text:span><text:span text:style-name="T1">мыши</text:span><text:span text:style-name="T72"> и </text:span><text:span text:style-name="T1">выбрал</text:span><text:span text:style-name="T7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text:soft-page-break/>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6">Сейчас уже нельзя ничего изменить и придётся ему довер</text:span><text:span text:style-name="T37">иться</text:span><text:span text:style-name="T3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7">—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text:soft-page-break/>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2">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9"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text:soft-page-break/>– Ммм… Мятный, если можно.</text:p>
      <text:p text:style-name="P3">Флаттершай, не отрываясь от ноутбука, добавила ложку мёда в чашку и стала осторожно помешивать.<text:span text:style-name="T36">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6"><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9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6"><text:s/>– Ты его слишком… эмм, упрощаешь. – продолжала Флаттершай. – Вот, взгляни сюда.</text:p>
      <text:p text:style-name="P96">Флаттершай повернула ко мне экран. Мультяшный Дискорд с заплаканными глазами стоял на ледовом катке перед брошенными коньками.</text:p>
      <text:p text:style-name="P96"><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6">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8">– А ты в курсе, что твой Дискорд многократно сжигал Селестию живьём? – выпалил я.</text:p>
      <text:p text:style-name="P10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6"><text:span text:style-name="T12">– Это всего лишь твои домыслы. С тем же успехом я могу объяснить это тем, что он </text:span>— злой придурок!</text:p>
      <text:p text:style-name="P108">– Это не мои…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6">Флаттершай слабо улыбнулась.</text:p>
      <text:p text:style-name="P108">– Я не сержусь… На Дискорда трудно не злиться… Он так себя ведёт, потому что его это… эмм, забавляет.</text:p>
      <text:p text:style-name="P3"/>
      <text:p text:style-name="Text_20_body">…</text:p>
      <text:p text:style-name="P120"/>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text:soft-page-break/>пробок. Старый смартфон, вдавленный под носом, создавал чёрным экраном образ открытого в ругательстве рта.</text:p>
      <text:p text:style-name="P91">– Что ты решил, Анон?</text:p>
      <text:p text:style-name="P91">Я пожал плечами.</text:p>
      <text:p text:style-name="P3">– М<text:span text:style-name="T36">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6">два </text:span>дня. Потом всё наладится.</text:p>
      <text:p text:style-name="P1">– Если только это действительно принцесса. – пробормотала Эпплджек. – И если…</text:p>
      <text:p text:style-name="P90">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text:soft-page-break/></text:p>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text:soft-page-break/>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text:soft-page-break/>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text:soft-page-break/>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2">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text:soft-page-break/>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text:soft-page-break/></text:p>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31">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38"/>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6">—</text:span> что может держать закоренелого обеспеченного холостяка дома, кроме работы? <text:span text:style-name="T3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6">Прихожая встретила нас толстым слоем пыли. Мы тихонько прошли внутрь. Я задержался, запирая дверь. Девушки разбрелись по квартире.</text:p>
      <text:p text:style-name="P98"><text:span text:style-name="T12">– Анон…</text:span><text:span text:style-name="T1"> Тут окно разбито… И верёвка висит. – пискнула Флаттершай из кухни.</text:span></text:p>
      <text:p text:style-name="P95"><text:span text:style-name="T12">– </text:span><text:span text:style-name="T1">Оставь, Флатти, не сейчас! – отмахнулся я.</text:span></text:p>
      <text:p text:style-name="P96">Эпплджек стояла посреди комнаты и оглядывалась.</text:p>
      <text:p text:style-name="P108">– Не нравится мне тут. Чуйка нехорошая…</text:p>
      <text:p text:style-name="P95"><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1">звёзды на фоне сине-зелёной мглы</text:span><text:span text:style-name="T1">. Я одел наушники и подёргал мышкой, прогоняя скрин-сэйвер.</text:span></text:p>
      <text:p text:style-name="P108">– Привет, Сел.</text:p>
      <text:p text:style-name="P137">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6"><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96"><text:soft-page-break/><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6"><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08"/>
      <text:h text:style-name="P147" text:outline-level="2">2<text:span text:style-name="T1">7</text:span>. Отбытие</text:h>
      <text:p text:style-name="P113">&lt;Mission Impossible theme ?&gt;</text:p>
      <text:p text:style-name="P96"><text:span text:style-name="T12">– </text:span>Оп-па! – пробормотала Эпплджек. – Нежданчик!</text:p>
      <text:p text:style-name="P96">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6"><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96"><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6">Дискорд обернулся на голос и в этот момент я швырнул в него кружкой и бросился к нему через комнату с занесеным над головой стулом.</text:p>
      <text:p text:style-name="P96">Оглушённый драконикус попытался отъехать на кресле в сторону, но я припёр его стулом к стенке.</text:p>
      <text:p text:style-name="P122">– Эй-Джей, Флатти, хватайте комп и на выход! Я с ним разберусь! Не теряйте вре...!</text:p>
      <text:p text:style-name="P122">– ТЫ ИДИО...!!!</text:p>
      <text:p text:style-name="P122">Дискорд <text:s/>заорал одновременно со мной, прикрываясь от меня руками, когда раздался оглушительный</text:p>
      <text:p text:style-name="P122">… </text:p>
      <text:p text:style-name="P124">БАХ!!!</text:p>
      <text:p text:style-name="P125">…</text:p>
      <text:p text:style-name="P12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6">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6"><text:soft-page-break/>– Чего-о-о??? – ахнула Эпплджек. – Анон, я, канешн, на дух не выношу этого прохвоста, но тут ты малость вожжи попутал. Дискорд — не убийца.</text:p>
      <text:p text:style-name="P96">Дискорд благодарно замычал и так энергично закивал головой, что чуть не проглотил кляп.</text:p>
      <text:p text:style-name="P96">–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6">– А кто, по-твоему, подстроил все эти «несчастные» случаи? Вспомни, как меня чуть не утопил снеговик. Кому ещё это под силу?</text:p>
      <text:p text:style-name="P96">Дискорд возвёл глаза к потолку и завыл. Эпплджек задумалась.</text:p>
      <text:p text:style-name="P96">–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6">– А зачем тогда ты приложила его книгой? А потом помогла мне его связать? – перебил я фермершу с удивлением.</text:p>
      <text:p text:style-name="P96">Драконикус с натугой наклонил голову к лапе и покрутил пальцем у виска.</text:p>
      <text:p text:style-name="P96">– Потому что ты напал на него. – пожала плечами Эпплджек. – Я и подумала — тебе виднее. И подсобила маленько.</text:p>
      <text:p text:style-name="P96">Звук сирены заставил меня броситься к окну. Три полицейские тойоты сверкали мигалками вокруг «Навары», подобно ёлочной гирлянде.</text:p>
      <text:p text:style-name="P96"/>
      <text:p text:style-name="P96">Проклятье!!!</text:p>
      <text:p text:style-name="P96"/>
      <text:p text:style-name="P96">Я схватил ноутбук, сгрёб девушек в охапку и вытолкал их в коридор. В дверях я обернулся к Дискорду.</text:p>
      <text:p text:style-name="P116"><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6">Я повернулся к выходу. Флаттершай проскочила у меня под локтём и кинулась к драконикусу.</text:p>
      <text:p text:style-name="P116"><text:span text:style-name="T12">– Нет! Дискорд </text:span>— не убийца!</text:p>
      <text:p text:style-name="P116">С необычной для неё силой, Флаттершай вытащила кляп изо рта драконикуса.</text:p>
      <text:p text:style-name="P116"><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16">Или драконикус — гениальный актёр, или… ?</text:p>
      <text:p text:style-name="P116">Я вернулся к драконикусу и уселся на стул напротив него.</text:p>
      <text:p text:style-name="P116"><text:span text:style-name="T12">– </text:span>Говори.</text:p>
      <text:p text:style-name="P116">Дискорд немного успокоился.</text:p>
      <text:p text:style-name="P116"><text:s/><text:span text:style-name="T12">– </text:span>Вообще-то, от тебя следовало бы избавиться, Проводник. Не знаю, что ты там разведал в <text:span text:style-name="T84">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16"><text:span text:style-name="T12">– </text:span>А кто тогда наслал на нас этих уродов с рисованными рожами? Кто пытался убить меня раз за разом?</text:p>
      <text:p text:style-name="P116"><text:soft-page-break/>У драконикуса глаза полезли на лоб.</text:p>
      <text:p text:style-name="P116"><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6">Я задумался. Драконикус, похоже, говорил искренне. Но кто тогда всё это время играл с нами, <text:span text:style-name="T31">словно кот с мышью</text:span>?</text:p>
      <text:p text:style-name="P116"><text:span text:style-name="T12">– </text:span>Анон! <text:span text:style-name="T12">– </text:span>крикнула Эпплджек из прихожей. <text:span text:style-name="T12">– </text:span>Я слышу шум за дверью!</text:p>
      <text:p text:style-name="P116">Практически одновременно раздался звонок.</text:p>
      <text:p text:style-name="P118">– ОТКРОЙТЕ, ПОЛИЦИЯ! Вам даётся полминуты, чтобы открыть дверь! Через тридцать секунд дверь будет выбита!</text:p>
      <text:p text:style-name="P118"/>
      <text:p text:style-name="P118">Эпплджек ошалело выскочила из прихожей. Несколько мгновений я молча смотрел на неё. В голове свистел ветер и играла дудочка.</text:p>
      <text:p text:style-name="P118">– На крышу, живо!!! Через окно на кухне! – зашипел Дискорд.</text:p>
      <text:p text:style-name="P118">– Что? – ступил я.</text:p>
      <text:p text:style-name="P116"><text:span text:style-name="T3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6">– драконикус отчаянно дёргал узлы, пытаясь освободиться.</text:span></text:p>
      <text:p text:style-name="P118">Эпплджек, с ноутбуком в одной руке и Флаттершай — во второй, кинулась на кухню.</text:p>
      <text:p text:style-name="P116">Дверь содрогнулась от мощного удара. Послышался стук падающей штукатурки. Я сломя голову бросился за девушками.</text:p>
      <text:p text:style-name="P116">– Развяжи меня, кретин!!! – гаркнул вдогонку Дискорд.</text:p>
      <text:p text:style-name="P11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6">– Давай на крышу! Я догоню! – рявкнул он, освобождая вторую руку.</text:p>
      <text:p text:style-name="P116">От второго удара дверная коробка крякнула и наполовину въехала в коридор.</text:p>
      <text:p text:style-name="P11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6">Верёвка в кухонном окне дёргалась под весом карабкающихся девушек. Я словил её и стал на подоконник.</text:p>
      <text:p text:style-name="P116">Блё-о-о!</text:p>
      <text:p text:style-name="P116">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6">Я задрал голову.</text:p>
      <text:p text:style-name="P116">О! Так уже легче! Надо мной всего лишь два этажа. Десять метров верёвки. Если не смотреть вниз, то…</text:p>
      <text:p text:style-name="P116">Я вытер ладони о штаны, ухватил канат и сделал шаг вперёд… </text:p>
      <text:p text:style-name="P116">…</text:p>
      <text:p text:style-name="P116">Святые яйца, я действительно ЭТО сделал!</text:p>
      <text:p text:style-name="P116">…</text:p>
      <text:p text:style-name="P116"><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6">Я успел сократить расстояние до Эпплджек наполовину, когда девушки нашли решение.</text:p>
      <text:p text:style-name="P11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6">Селестия милосердная!!!</text:p>
      <text:p text:style-name="P11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6">Я выдохнул.</text:p>
      <text:p text:style-name="P116">Флаттершай появилась над бортиком и свесила вниз руку. Эпплджек вытянулась и протянула ей ноутбук одной рукой.</text:p>
      <text:p text:style-name="P116">НЕТ! У них не получилось!</text:p>
      <text:p text:style-name="P116">У меня враз вспотели ладони. Держаться на верёвке стало чертовски трудно.</text:p>
      <text:p text:style-name="P11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6">Этот самоубийственный поступок фермерши я могу объяснить только полным отсутствием у неё опыта лазания по канатам.</text:p>
      <text:p text:style-name="P116">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6">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6">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6">Бляблябляблябля!!!</text:p>
      <text:p text:style-name="P116">БУДЕМ ЖИВЫ — СТАНУ АЛЬПИНИСТОМ!!!</text:p>
      <text:p text:style-name="P116">БЛЯ!!!…</text:p>
      <text:p text:style-name="P116">Верёвка закончилась. Наконец-то у меня появилось время для паники. Я судорожно обнял Эпплджек, закрыл глаза и приготовился…</text:p>
      <text:p text:style-name="P116"><text:soft-page-break/></text:p>
      <text:p text:style-name="P116">…</text:p>
      <text:p text:style-name="P116"/>
      <text:p text:style-name="P116">Захват поперёк груди и сильный рывок выдавили из меня остатки дыхания.</text:p>
      <text:p text:style-name="P116">– ОТПУСТИ КОБЫЛУ!!! – загрохотало мне в ухо.</text:p>
      <text:p text:style-name="P116">Я открыл глаза.</text:p>
      <text:p text:style-name="P116">Перед носом плавными рывками уходили вниз окна этажей. Порывы вихрей от взмахов <text:span text:style-name="T36">разномастных</text:span> крыльев трепали волосы и выдавливали слёзы из глаз. Тупая боль гнездилась в сожжёных верёвкой суставах.</text:p>
      <text:p text:style-name="P116">Я чуть поднял глаза и уставился в кривую морду драконикуса.</text:p>
      <text:p text:style-name="P116">– Отпусти Эпплджек. Я её держу. – повторил Дискорд. – Мне сбалансироваться надо. Вы не такие уж и лёгкие.</text:p>
      <text:p text:style-name="P11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6">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6"/>
      <text:p text:style-name="P116">…</text:p>
      <text:p text:style-name="P116"/>
      <text:p text:style-name="P116">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6">– эмм… Флатти, дорогая, нам пора. Я слышу шаги на лестнице. Не говоря уже о том, что до закрытия коридора осталось семь минут…</text:p>
      <text:p text:style-name="P116"/>
      <text:p text:style-name="P116">На длинной шее драконикуса разместились Эпплджек и Флаттершай. Я, для сохранения баланса, разместился позади крыльев.</text:p>
      <text:p text:style-name="P116">Дискорд расправил крылья и начал короткую пробежку к краю.</text:p>
      <text:p text:style-name="P116"><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6">…ограда края крыши промелькнула под нами…</text:p>
      <text:p text:style-name="P116"><text:span text:style-name="T12">– …</text:span>собственно, на дольше у меня не хватит магии…</text:p>
      <text:p text:style-name="P116"/>
      <text:p text:style-name="P116">Мы летели навстречу закату.</text:p>
      <text:p text:style-name="P116"/>
      <text:p text:style-name="P116">…</text:p>
      <text:p text:style-name="P116"/>
      <text:p text:style-name="P116">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6"><text:span text:style-name="T12">– </text:span>Ю-ху-у-у!!!</text:p>
      <text:p text:style-name="P116"><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6">Перед нами увеличивалась громада моей высотки.</text:p>
      <text:p text:style-name="P116">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6">– Пристегните ремни! – проревел Дискорд, резко ускоряясь. – Будет весело!!!</text:p>
      <text:p text:style-name="P116">Эпплджек покрепче прижала к себе ноутбук. Флаттершай закрыла глаза и отвернулась.</text:p>
      <text:p text:style-name="P116">– ВНИМАНИЕ!!! – заорал Дискорд, сложил крылья и влетел в коридор.</text:p>
      <text:p text:style-name="P116"/>
      <text:p text:style-name="P117">***</text:p>
      <text:p text:style-name="P117"/>
      <text:p text:style-name="P116">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2">&lt;</text:span><text:span text:style-name="T61">Queen – Flash</text:span><text:span text:style-name="T12">&gt;</text:span></text:p>
      <text:p text:style-name="P127">Мы почти успели.</text:p>
      <text:p text:style-name="P12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3">«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3">Пожалуй, если бы можно было отмотать всё назад… Если бы я с самого начала отказался во всём этом участвовать… Сел вернула бы меня домой через <text:span text:style-name="T25">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3">ХА-ХА-ХА!</text:p>
      <text:p text:style-name="P123">Прямо как сейчас. Как говорится, найди десять отличий.</text:p>
      <text:p text:style-name="P123">Вот только… Только Дэш была бы жива…</text:p>
      <text:p text:style-name="P126">Я тяжело вздохнул.</text:p>
      <text:p text:style-name="P126"><text:soft-page-break/></text:p>
      <text:p text:style-name="P126">…</text:p>
      <text:p text:style-name="P126"/>
      <text:p text:style-name="P126">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2">– Т</text:span>ы что за хрен вообще? <text:span text:style-name="T12">– наконец сподобился я на членораздельную речь.</text:span></text:p>
      <text:p text:style-name="P48">Зверь смутился.</text:p>
      <text:p text:style-name="P48"><text:span text:style-name="T12">–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7">.</text:span></text:p>
      <text:p text:style-name="P36"/>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text:soft-page-break/>–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2">– Если я расскажу тебе н</text:span>астоящую<text:span text:style-name="T12"> причину </text:span>— ты исчезнешь! <text:span text:style-name="T12">– угрюмо заявил я.</text:span></text:p>
      <text:p text:style-name="P36">Морда Анакорна осветилась радостным озарением.</text:p>
      <text:p text:style-name="P36"/>
      <text:p text:style-name="P51"><text:span text:style-name="T12">– </text:span><text:span text:style-name="T85">Я ПОНЯЛ, КТО ТЫ!!! КАК </text:span><text:span text:style-name="T86">ЖЕ </text:span><text:span text:style-name="T8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8"/>
      <text:p text:style-name="P3"><text:soft-page-break/><text:span text:style-name="T5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9">–</text:span><text:span text:style-name="T53"> Анакорн подавил короткий смешок. </text:span><text:span text:style-name="T4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3">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6">Я запротестовал.</text:p>
      <text:p text:style-name="P99">– В Эквестрии не двигают солнце! Аликорны лишь корректируют орбиту Эквуса и Луны вокруг него, хотя все уверены в обратном.</text:p>
      <text:p text:style-name="P99">Анакорн улыбнулся во всю морду.</text:p>
      <text:p text:style-name="P99">– Значит, ты уже помогаешь мне, Проводник, даже сам того не осознавая! Я рад!</text:p>
      <text:p text:style-name="P96">Анакорн отпил из стакана и продолжил.</text:p>
      <text:p text:style-name="P99"/>
      <text:p text:style-name="P99">–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6">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6"/>
      <text:p text:style-name="P99">– Ты так говоришь, будто у Эквуса есть свой собственный разум. – заметил я.</text:p>
      <text:p text:style-name="P99">Анакорн усмехнулся.</text:p>
      <text:p text:style-name="P9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9"/>
      <text:p text:style-name="P96">Анакорн постучал по столику карандашом. Карта Эквестрии поднялась над столом и свернулась в шар Эквуса. Голограмма<text:span text:style-name="T53"> планеты дрожала и покрывалась рябью, как некачественная картинка в аналоговом телевизоре.</text:span></text:p>
      <text:p text:style-name="P99"/>
      <text:p text:style-name="P96">–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6"/>
      <text:p text:style-name="P96">Анакорн мрачно уставился на мерцающую голограмму Эквуса<text:span text:style-name="T36">.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6">Анакорн смутился.</text:p>
      <text:p text:style-name="P96"><text:span text:style-name="T53">– К сожалению, не </text:span><text:span text:style-name="T56">получится</text:span><text:span text:style-name="T5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3"><text:note text:id="ftn14" text:note-class="footnote"><text:note-citation>14</text:note-citation><text:note-body><text:p text:style-name="P13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6">– Сам ты раздолбай! – произнёс, наконец, Свирл.</text:p></text:note-body></text:note></text:span><text:span text:style-name="T53"> </text:span>И создали вы его достаточно топорно — видишь, он трещит по швам.</text:p>
      <text:p text:style-name="P96">– Хмм. То есть, это брони создали Эквус?</text:p>
      <text:p text:style-name="P96">– Да. Грубо говоря, вы его придумали. Влили в него столько фантазии, что он реализовался. Вообще, <text:span text:style-name="T55">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6">Я не могу полноценно общаться с метаинтеллектом реальности, <text:span text:style-name="T53">— для этого у меня не хватает опыта — но мне удалось уловить мысль Эквуса о том, что мне на помощь рано или поздно должен прийти </text:span><text:soft-page-break/><text:span text:style-name="T53">Проводник — тот, кто сможет исправить основные дефекты Эквуса и вывести его из клинической смерти.</text:span></text:p>
      <text:p text:style-name="P96"><text:span text:style-name="T5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9"/>
      <text:p text:style-name="P96">Я вспомнил события последнего времени<text:span text:style-name="T12">.</text:span></text:p>
      <text:p text:style-name="P96">–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6">Анакорн с такой силой сжал магическим захватом карандаш, что тот хрустнул.</text:p>
      <text:p text:style-name="P96">–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6">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9">Я развёл руками.</text:p>
      <text:p text:style-name="P9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9">Анакорн улыбнулся и вскочил с пуфика.</text:p>
      <text:p text:style-name="P96"><text:span text:style-name="T53">–</text:span><text:span text:style-name="T36">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3">–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6"><text:span text:style-name="T36">– Ты уже устранил крупнейший дефект Эквестрии </text:span><text:span text:style-name="T53">— манипуляции светилом. Аналогично решаются и остальные проблемы</text:span><text:span text:style-name="T3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3">— вещь живучая</text:span><text:span text:style-name="T3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9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6"><text:span text:style-name="T53">–</text:span><text:span text:style-name="T36"> А кьютимарки? Как, разрази меня квазар, объяснить кьютимарки? </text:span><text:span text:style-name="T53">–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значительно снизился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3">Я опять задумался. В голове было пусто.</text:p>
      <text:p text:style-name="P103">– Почему бы не оставить самую главную? Ту, что описана в мультике?</text:p>
      <text:p text:style-name="P103">– И<text:span text:style-name="T57">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7"> точнее, дерево схожих миров Эквуса </text:span><text:span text:style-name="T64">—</text:span><text:span text:style-name="T57"> создали брони. Разумеется, стержнем им послужил именно сериал, но каждый фанфик </text:span><text:span text:style-name="T64">—</text:span><text:span text:style-name="T57">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4"/>
      <text:p text:style-name="P103">Анакорн аж подпрыгнул на месте от восторга и стал мне аплодировать.</text:p>
      <text:p text:style-name="P103"/>
      <text:p text:style-name="P121">Как их совместить?</text:p>
      <text:p text:style-name="P111">твоя Эквестрия и моя, были рождены из Предначального Хаоса, оставшегося от царствования Дискорда. Оба непостоянны, изменчивы. </text:p>
      <text:p text:style-name="P103"/>
      <text:p text:style-name="P112">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3"/>
      <text:p text:style-name="P103"/>
      <text:p text:style-name="P132"/>
      <text:p text:style-name="P103"><text:span text:style-name="T57">– Наконец-то я вижу свет в конце тоннеля! Как это не пришло мне в голову! Ты всё отлично увязал! Всё сходится! Более того </text:span><text:span text:style-name="T64">—</text:span><text:span text:style-name="T57"> Анакорн заговорщически подмигнул мне </text:span><text:span text:style-name="T64">—</text:span><text:span text:style-name="T5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7">!</text:span></text:p>
      <text:p text:style-name="P104">Я подозрительно посмотрел на Анакорна.</text:p>
      <text:p text:style-name="P103"><text:span text:style-name="T18">– </text:span><text:span text:style-name="T57">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8">– </text:span><text:span text:style-name="T57">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2">– </text:span>Эээ… Тут я тебе точно не помощник. Никогда не писал ничего сложнее технической документации к программам.</text:p>
      <text:p text:style-name="P103"><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3">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text:soft-page-break/>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к себе обратно проходил?</text:p>
      <text:p text:style-name="P96">–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6">Так вот, возвращать тебя обратно в твой мир я не буду.</text:p>
      <text:p text:style-name="P96"/>
      <text:p text:style-name="P96">Я непонимающе хлопал глазами.</text:p>
      <text:p text:style-name="P96"/>
      <text:p text:style-name="P96">–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6">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6">–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6">–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6">Теперь — об оплате.</text:p>
      <text:p text:style-name="P96"/>
      <text:p text:style-name="P96">Анакорн наклонился ко мне через стол и подмигнул.</text:p>
      <text:p text:style-name="P96"/>
      <text:p text:style-name="P96">– Проси, чего хочешь!</text:p>
      <text:p text:style-name="P96"/>
      <text:p text:style-name="P96">Пока я думал, демиург мурлыкал себе под нос в эйфории: «Да! В такие моменты ощущаешь себя богом! Я крут! Ха-ха!»</text:p>
      <text:p text:style-name="P96"><text:soft-page-break/></text:p>
      <text:p text:style-name="P96">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6">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4">—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6">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6">– Ты ещё увидишь пару-тройку снов на прощание. Это мой подарок тебе. Удачи!</text:p>
      <text:p text:style-name="P96"/>
      <text:p text:style-name="P97">***</text:p>
      <text:p text:style-name="P104">&lt;<text:span text:style-name="T84">Roger Waters — What God Wants</text:span>&gt;</text:p>
      <text:p text:style-name="P104"><text:soft-page-break/>–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нерешительно стояла передо мной в сияющем ореоле гривы. Потом она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 В другое время, в другом месте, Анон! В другое время, в другом месте!</text:p>
      <text:p text:style-name="P104"/>
      <text:p text:style-name="P105">***</text:p>
      <text:p text:style-name="P107"/>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0">– Ты таки выучила современный стиль? Не парься, принцесса, я давно забыл тот эпизод.</text:p>
      <text:p text:style-name="P100">–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6"/>
      <text:p text:style-name="P109">***</text:p>
      <text:p text:style-name="P108"/>
      <text:p text:style-name="P100">– Думал от меня в другой реальности спрятаться?!</text:p>
      <text:p text:style-name="P100">Передо мной возникла хмурая морда Дискорда.</text:p>
      <text:p text:style-name="P10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0">Так что, Проводничёк, мы ещё встретимся! В другое время и в другом месте! Жди! В другое время, в другом месте!!!</text:p>
      <text:p text:style-name="P106"/>
      <text:p text:style-name="P101">***</text:p>
      <text:p text:style-name="P96"/>
      <text:p text:style-name="P100">– Анон?</text:p>
      <text:p text:style-name="P100">– Дэш?!!</text:p>
      <text:p text:style-name="P100">– Эмм… Ты мне снишься?</text:p>
      <text:p text:style-name="P100">– Нет, Дэш, это ты мне снишься.</text:p>
      <text:p text:style-name="P100">–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0"><text:soft-page-break/>Пегаска почесала в затылке со смущением.</text:p>
      <text:p text:style-name="P100">– Да? Правда? Ну, офигеть! Что-то я такого не помню совсем. А ты как?</text:p>
      <text:p text:style-name="P95"><text:span text:style-name="T41">– Я в порядке. Вот, возвращаюсь </text:span>в свой мир. Ну, не совсем <text:span text:style-name="T1">в свой</text:span>. Почти.</text:p>
      <text:p text:style-name="P95"><text:span text:style-name="T1">–</text:span> Навсегда?</text:p>
      <text:p text:style-name="P95"><text:span text:style-name="T1">–</text:span> Скорее всего, да.</text:p>
      <text:p text:style-name="P95"><text:span text:style-name="T1">–</text:span> Это плохо. <text:span text:style-name="T1">Я хотела тебе сказать</text:span>…</text:p>
      <text:p text:style-name="P95"><text:span text:style-name="T1">–</text:span> Не надо, Дэш. Не стоит. Мне очень жаль.</text:p>
      <text:p text:style-name="P9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6">Хочу, чтобы ты </text:span><text:span text:style-name="T37">делал мне почесушки</text:span><text:span text:style-name="T36"> и хлопал по крупу</text:span>!</text:p>
      <text:p text:style-name="P95"><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5"><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5"><text:span text:style-name="T1">–</text:span> И тебя, и Твайлайт, и <text:span text:style-name="T1">Пинки</text:span>, и Селестию, и всех-всех-всех… Таковы правила.</text:p>
      <text:p text:style-name="P95"><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5">Я опустил руку на шею Дэш и ощутил теплоту и лёгкое покалывание в пустоте.</text:p>
      <text:p text:style-name="P95"><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5"><text:span text:style-name="T1">–</text:span> И лучше рано, чем поздно! Я не люблю ждать!</text:p>
      <text:p text:style-name="P95"><text:span text:style-name="T1">–</text:span> Да, Дэш. <text:span text:style-name="T1">–</text:span> её образ начал таять. <text:span text:style-name="T1">–</text:span> Да, я помню.</text:p>
      <text:p text:style-name="P95">Я всё ещё помню…</text:p>
      <text:p text:style-name="P53"/>
      <text:h text:style-name="Heading_20_2" text:outline-level="2">Эпилог. Земля</text:h>
      <text:p text:style-name="P110">&lt;<text:span text:style-name="T60">Daft Punk – Get Lucky</text:span>&gt;</text:p>
      <text:p text:style-name="P115">Звон будильника чуть не проломил башку. Я открыл глаза. </text:p>
      <text:p text:style-name="P115"><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5"><text:span text:style-name="T1">Я нашарил ногами тапки и пошёл в ванную. Проходя мимо стола, зацепился взглядом за</text:span> эскиз <text:span text:style-name="T1">рисунка</text:span>.&lt;<text:span text:style-name="T84">эскиз первого рисунка – Сел ложит рог Анону на плечо</text:span>&gt;</text:p>
      <text:p text:style-name="P11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4"><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4">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4">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03T16:51:02.794601423</dc:date>
    <meta:editing-duration>P138DT6H25M15S</meta:editing-duration>
    <meta:editing-cycles>8425</meta:editing-cycles>
    <meta:generator>LibreOffice/5.1.6.2$Linux_X86_64 LibreOffice_project/10m0$Build-2</meta:generator>
    <meta:document-statistic meta:table-count="0" meta:image-count="0" meta:object-count="0" meta:page-count="211" meta:paragraph-count="4453" meta:word-count="93748" meta:character-count="620517" meta:non-whitespace-character-count="526901"/>
  </office:meta>
</office:document-meta>
</file>